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ashed #000000" fo:border-bottom="none" fo:border-left="thin dashed #000000" fo:border-right="thin solid #000000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dashed #000000" fo:border-bottom="thin dashed #000000" fo:border-left="thin solid #000000" fo:border-right="thin dashed #000000" style:vertical-align="automatic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dashed #000000" fo:border-bottom="thin dashed #000000" fo:border-left="none" fo:border-right="thin dashe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dashed #000000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dashe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dashed #000000" style:vertical-align="automatic" fo:wrap-option="wra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dashed #000000" fo:border-bottom="thin dashed #000000" fo:border-left="none" fo:border-right="thin dashed #000000"/>
    </style:style>
    <style:style style:name="ce11" style:family="table-cell" style:parent-style-name="Default" style:data-style-name="N0">
      <style:table-cell-properties fo:border-top="thin dashed #000000" fo:border-bottom="thin dashed #000000" fo:border-left="thin dashed #000000" fo:border-right="none"/>
    </style:style>
    <style:style style:name="ce12" style:family="table-cell" style:parent-style-name="Default" style:data-style-name="N0">
      <style:table-cell-properties fo:border-top="thin dashed #000000" fo:border-bottom="thin dashed #000000" fo:border-left="thin solid #000000" fo:border-right="thin dashe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dashed #000000" fo:border-bottom="thin dashed #000000" fo:border-left="none" fo:border-right="thin dashed #000000" style:vertical-align="automatic" fo:background-color="#FF6565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dashed #000000"/>
    </style:style>
    <style:style style:name="ce15" style:family="table-cell" style:parent-style-name="Default" style:data-style-name="N0">
      <style:table-cell-properties fo:border-top="thin dashed #000000" fo:border-bottom="thin dashed #000000" fo:border-left="thin dashed #000000" fo:border-right="thin solid #000000"/>
    </style:style>
    <style:style style:name="ce16" style:family="table-cell" style:parent-style-name="Default" style:data-style-name="N0">
      <style:table-cell-properties fo:border-top="thin dashed #000000" fo:border-bottom="thin dashed #000000" fo:border-left="none" fo:border-right="thin dashe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fo:wrap-option="wrap"/>
    </style:style>
    <style:style style:name="ce18" style:family="table-cell" style:parent-style-name="Default" style:data-style-name="N0">
      <style:table-cell-properties fo:border="thin dashed #000000" fo:background-color="transparent"/>
    </style:style>
    <style:style style:name="ce19" style:family="table-cell" style:parent-style-name="Default" style:data-style-name="N0">
      <style:table-cell-properties fo:border-top="thin dashed #000000" fo:border-bottom="thin dashed #000000" fo:border-left="none" fo:border-right="thin dashed #000000"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dashed #000000" style:vertical-align="automatic" fo:background-color="#FF6565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dashe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dashe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dashed #000000" fo:border-bottom="thin dashed #000000" fo:border-left="thin dashed #000000" fo:border-right="thin solid #000000" style:vertical-align="automatic" fo:wrap-option="wrap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dashed #000000" fo:border-left="thin solid #000000" fo:border-right="thin dashed #000000" style:vertical-align="automatic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dashed #000000" fo:border-left="thin dashed #000000" fo:border-right="thin solid #000000" style:vertical-align="automatic" fo:background-color="transparent" style:repeat-content="false"/>
      <style:paragraph-properties fo:text-align="center"/>
    </style:style>
    <style:style style:name="ce26" style:family="table-cell" style:parent-style-name="Hyperlink" style:data-style-name="N0">
      <style:table-cell-properties fo:border-top="thin solid #000000" fo:border-bottom="thin dashe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27" style:family="table-cell" style:parent-style-name="Hyperlink" style:data-style-name="N0">
      <style:table-cell-properties fo:border-top="thin solid #000000" fo:border-bottom="thin dashed #000000" fo:border-left="thin solid #000000" fo:border-right="thin dashed #000000" style:vertical-align="automatic" fo:wrap-option="wrap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28" style:family="table-cell" style:parent-style-name="Hyperlink" style:data-style-name="N0">
      <style:table-cell-properties fo:border-top="thin solid #000000" fo:border-bottom="thin dashed #000000" fo:border-left="thin dashed #000000" fo:border-right="thin dashed #000000" style:vertical-align="automatic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.706cm"/>
    </style:style>
    <style:style style:name="ce31" style:family="table-cell" style:parent-style-name="Hyperlink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1.412cm"/>
      <style:text-properties fo:color="#0000FF" style:text-underline-style="solid" style:text-underline-type="single"/>
    </style:style>
    <style:style style:name="ce32" style:family="table-cell" style:parent-style-name="Hivatkoz_225_s" style:data-style-name="N0">
      <style:table-cell-properties fo:border-top="none" fo:border-bottom="none" fo:border-left="thin solid #000000" fo:border-right="thin solid #000000" style:vertical-align="automatic" fo:wrap-option="wrap" fo:background-color="transparent" style:repeat-content="false"/>
      <style:paragraph-properties fo:text-align="start" fo:margin-left="0.706cm"/>
      <style:text-properties fo:color="#000000" style:text-underline-style="none" style:text-underline-type="none"/>
    </style:style>
    <style:style style:name="ce33" style:family="table-cell" style:parent-style-name="Hyperlink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start" fo:margin-left="1.412cm"/>
      <style:text-properties fo:color="#0000FF" style:text-underline-style="solid" style:text-underline-type="single"/>
    </style:style>
    <style:style style:name="ce34" style:family="table-cell" style:parent-style-name="Hivatkoz_225_s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text-underline-style="none" style:text-underline-type="none"/>
    </style:style>
    <style:style style:name="ce35" style:family="table-cell" style:parent-style-name="Default" style:data-style-name="N0">
      <style:table-cell-properties fo:border="thin solid #000000" style:vertical-align="automatic" fo:background-color="#FF6565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28pt" style:font-size-asian="28pt" style:font-size-complex="2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2.38125cm" style:use-optimal-column-width="true"/>
    </style:style>
    <style:style style:name="co3" style:family="table-column">
      <style:table-column-properties fo:break-before="auto" style:column-width="7.805208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0.9525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0.978958333333333cm" style:use-optimal-column-width="true"/>
    </style:style>
    <style:style style:name="co9" style:family="table-column">
      <style:table-column-properties fo:break-before="auto" style:column-width="3.65125cm" style:use-optimal-column-width="true"/>
    </style:style>
    <style:style style:name="co10" style:family="table-column">
      <style:table-column-properties fo:break-before="auto" style:column-width="12.46187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13.414375cm" style:use-optimal-column-width="true"/>
    </style:style>
    <style:style style:name="co13" style:family="table-column">
      <style:table-column-properties fo:break-before="auto" style:column-width="2.2754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kylake_50654_Dual512Port" table:style-name="ta1">
        <table:table-column table:style-name="co1" table:default-cell-style-name="ce9"/>
        <table:table-column table:style-name="co2" table:default-cell-style-name="ce10"/>
        <table:table-column table:style-name="co3" table:default-cell-style-name="ce11"/>
        <table:table-column table:style-name="co4" table:default-cell-style-name="ce12"/>
        <table:table-column table:style-name="co5" table:default-cell-style-name="ce4"/>
        <table:table-column table:style-name="co6" table:default-cell-style-name="ce10"/>
        <table:table-column table:style-name="co7" table:default-cell-style-name="ce14"/>
        <table:table-column table:style-name="co8" table:default-cell-style-name="ce7"/>
        <table:table-column table:style-name="co9" table:default-cell-style-name="ce14"/>
        <table:table-column table:style-name="co10" table:default-cell-style-name="ce15"/>
        <table:table-column table:style-name="co11" table:number-columns-repeated="16374" table:default-cell-style-name="ce1"/>
        <table:table-row table:style-name="ro1">
          <table:table-cell table:style-name="ce2"/>
          <table:table-cell office:value-type="string" table:number-columns-spanned="9" table:number-rows-spanned="4" table:style-name="ce22">
            <text:p><text:span text:style-name="T1">Intel Skylake-X<text:s/></text:span><text:span text:style-name="T2"/></text:p>
            <text:p><text:span text:style-name="T2">(CPUID 5065x, dual 512b ported) Instruction Latency, Throughput and Port assignment v1.02</text:span></text:p>
          </table:table-cell>
          <table:covered-table-cell table:number-columns-repeated="8"/>
          <table:table-cell table:number-columns-repeated="16374"/>
        </table:table-row>
        <table:table-row table:style-name="ro2">
          <table:table-cell table:style-name="ce2"/>
          <table:covered-table-cell/>
          <table:covered-table-cell table:number-columns-repeated="8"/>
          <table:table-cell table:number-columns-repeated="16374"/>
        </table:table-row>
        <table:table-row table:number-rows-repeated="2" table:style-name="ro1">
          <table:table-cell table:style-name="ce2"/>
          <table:covered-table-cell/>
          <table:covered-table-cell table:number-columns-repeated="8"/>
          <table:table-cell table:number-columns-repeated="16374"/>
        </table:table-row>
        <table:table-row table:style-name="ro1">
          <table:table-cell office:value-type="string" table:number-columns-spanned="1" table:number-rows-spanned="2" table:style-name="ce23">
            <text:p>InstLat</text:p>
            <text:p>Index</text:p>
          </table:table-cell>
          <table:table-cell office:value-type="string" table:number-columns-spanned="1" table:number-rows-spanned="2" table:style-name="ce24">
            <text:p>AVX512<text:s/></text:p>
            <text:p>level</text:p>
          </table:table-cell>
          <table:table-cell office:value-type="string" table:number-columns-spanned="1" table:number-rows-spanned="2" table:style-name="ce25">
            <text:p>Instruction</text:p>
          </table:table-cell>
          <table:table-cell office:value-type="string" table:number-columns-spanned="2" table:number-rows-spanned="1" table:style-name="ce26">
            <text:p><text:a xlink:href="https://github.com/InstLatx64/InstLatx64/blob/master/GenuineIntel0050654_SkylakeX_InstLatX64.txt">AIDA64 InstLat</text:a></text:p>
          </table:table-cell>
          <table:covered-table-cell/>
          <table:table-cell office:value-type="string" table:number-columns-spanned="2" table:number-rows-spanned="1" table:style-name="ce27">
            <text:p><text:a xlink:href="https://software.intel.com/sites/default/files/managed/ad/dc/Intel-Xeon-Scalable-Processor-throughput-latency.pdf">336289-002</text:a></text:p>
          </table:table-cell>
          <table:covered-table-cell/>
          <table:table-cell office:value-type="string" table:number-columns-spanned="2" table:number-rows-spanned="1" table:style-name="ce28">
            <text:p><text:a xlink:href="https://software.intel.com/en-us/articles/intel-architecture-code-analyzer">IACA 2.3</text:a></text:p>
          </table:table-cell>
          <table:covered-table-cell/>
          <table:table-cell office:value-type="string" table:number-columns-spanned="1" table:number-rows-spanned="2" table:style-name="ce25">
            <text:p>Remarks</text:p>
          </table:table-cell>
          <table:table-cell table:number-columns-repeated="16374"/>
        </table:table-row>
        <table:table-row table:style-name="ro1">
          <table:covered-table-cell/>
          <table:covered-table-cell/>
          <table:covered-table-cell/>
          <table:table-cell office:value-type="string" table:style-name="ce3">
            <text:p>Lat</text:p>
          </table:table-cell>
          <table:table-cell office:value-type="string" table:style-name="ce4">
            <text:p>TP</text:p>
          </table:table-cell>
          <table:table-cell office:value-type="string" table:style-name="ce5">
            <text:p>Lat</text:p>
          </table:table-cell>
          <table:table-cell office:value-type="string" table:style-name="ce6">
            <text:p>TP</text:p>
          </table:table-cell>
          <table:table-cell office:value-type="string" table:style-name="ce7">
            <text:p>uops</text:p>
          </table:table-cell>
          <table:table-cell office:value-type="string" table:style-name="ce8">
            <text:p>Port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2331" table:style-name="ce9">
            <table:cell-range-source table:name="Connection1" table:last-column-spanned="5" table:last-row-spanned="1466" xlink:href="C:\Users\Balala\Desktop\SKX_001.txt"/>
            <text:p>233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ADDB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2" table:style-name="ce9">
            <text:p>233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ADDW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3" table:style-name="ce9">
            <text:p>233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DDD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4" table:style-name="ce9">
            <text:p>233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DDQ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5" table:style-name="ce9">
            <text:p>233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AND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6" table:style-name="ce9">
            <text:p>233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AND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7" table:style-name="ce9">
            <text:p>233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ND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8" table:style-name="ce9">
            <text:p>233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ND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39" table:style-name="ce9">
            <text:p>233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ANDN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40" table:style-name="ce9">
            <text:p>234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ANDN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41" table:style-name="ce9">
            <text:p>234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NDN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42" table:style-name="ce9">
            <text:p>234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ANDN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43" table:style-name="ce9">
            <text:p>234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44" table:style-name="ce9">
            <text:p>234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k, [mem8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237 P5 P0156</text:p>
          </table:table-cell>
          <table:table-cell table:number-columns-repeated="16375"/>
        </table:table-row>
        <table:table-row table:style-name="ro1">
          <table:table-cell office:value-type="float" office:value="2345" table:style-name="ce9">
            <text:p>234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[mem8], k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text:s/></text:p>
          </table:table-cell>
          <table:table-cell table:number-columns-repeated="16375"/>
        </table:table-row>
        <table:table-row table:style-name="ro1">
          <table:table-cell office:value-type="float" office:value="2347" table:style-name="ce9">
            <text:p>234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k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48" table:style-name="ce9">
            <text:p>234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MOVB r32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50" table:style-name="ce9">
            <text:p>23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51" table:style-name="ce9">
            <text:p>23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k, [mem16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237 P5 P0156</text:p>
          </table:table-cell>
          <table:table-cell table:number-columns-repeated="16375"/>
        </table:table-row>
        <table:table-row table:style-name="ro1">
          <table:table-cell office:value-type="float" office:value="2352" table:style-name="ce9">
            <text:p>23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[mem16], k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text:s/></text:p>
          </table:table-cell>
          <table:table-cell table:number-columns-repeated="16375"/>
        </table:table-row>
        <table:table-row table:style-name="ro1">
          <table:table-cell office:value-type="float" office:value="2354" table:style-name="ce9">
            <text:p>23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k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55" table:style-name="ce9">
            <text:p>23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MOVW r32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57" table:style-name="ce9">
            <text:p>235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58" table:style-name="ce9">
            <text:p>235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k, [mem32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237 P5 P0156</text:p>
          </table:table-cell>
          <table:table-cell table:number-columns-repeated="16375"/>
        </table:table-row>
        <table:table-row table:style-name="ro1">
          <table:table-cell office:value-type="float" office:value="2359" table:style-name="ce9">
            <text:p>235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[mem32], k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text:s/></text:p>
          </table:table-cell>
          <table:table-cell table:number-columns-repeated="16375"/>
        </table:table-row>
        <table:table-row table:style-name="ro1">
          <table:table-cell office:value-type="float" office:value="2361" table:style-name="ce9">
            <text:p>236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k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62" table:style-name="ce9">
            <text:p>236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D r32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64" table:style-name="ce9">
            <text:p>236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65" table:style-name="ce9">
            <text:p>236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k, [me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237 P5 P0156</text:p>
          </table:table-cell>
          <table:table-cell table:number-columns-repeated="16375"/>
        </table:table-row>
        <table:table-row table:style-name="ro1">
          <table:table-cell office:value-type="float" office:value="2366" table:style-name="ce9">
            <text:p>236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[mem64], k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text:s/></text:p>
          </table:table-cell>
          <table:table-cell table:number-columns-repeated="16375"/>
        </table:table-row>
        <table:table-row table:style-name="ro1">
          <table:table-cell office:value-type="float" office:value="2368" table:style-name="ce9">
            <text:p>236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k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69" table:style-name="ce9">
            <text:p>236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MOVQ r64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1" table:style-name="ce9">
            <text:p>237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NOTB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2" table:style-name="ce9">
            <text:p>23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NOTW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3" table:style-name="ce9">
            <text:p>237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NOTD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4" table:style-name="ce9">
            <text:p>237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NOTQ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5" table:style-name="ce9">
            <text:p>237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OR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6" table:style-name="ce9">
            <text:p>23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OR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7" table:style-name="ce9">
            <text:p>237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OR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8" table:style-name="ce9">
            <text:p>237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OR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79" table:style-name="ce9">
            <text:p>237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ORTESTB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80" table:style-name="ce9">
            <text:p>23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ORTESTW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81" table:style-name="ce9">
            <text:p>238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ORTESTD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82" table:style-name="ce9">
            <text:p>238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ORTESTQ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83" table:style-name="ce9">
            <text:p>238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SHIFTLB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4" table:style-name="ce9">
            <text:p>238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SHIFTLW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5" table:style-name="ce9">
            <text:p>238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SHIFTLD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6" table:style-name="ce9">
            <text:p>238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SHIFTLQ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7" table:style-name="ce9">
            <text:p>238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SHIFTRB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8" table:style-name="ce9">
            <text:p>238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SHIFTRW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89" table:style-name="ce9">
            <text:p>238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SHIFTRD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90" table:style-name="ce9">
            <text:p>239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SHIFTRQ k, k, imm8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91" table:style-name="ce9">
            <text:p>239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TESTB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92" table:style-name="ce9">
            <text:p>239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TESTW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93" table:style-name="ce9">
            <text:p>239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TESTD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94" table:style-name="ce9">
            <text:p>239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TESTQ k, k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395" table:style-name="ce9">
            <text:p>239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UNPCKBW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96" table:style-name="ce9">
            <text:p>239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UNPCKWD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397" table:style-name="ce9">
            <text:p>239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UNPCKDQ k, k, k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98" table:style-name="ce9">
            <text:p>239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XNOR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399" table:style-name="ce9">
            <text:p>23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XNOR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0" table:style-name="ce9">
            <text:p>240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XNOR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1" table:style-name="ce9">
            <text:p>240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XNOR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2" table:style-name="ce9">
            <text:p>240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KXORB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3" table:style-name="ce9">
            <text:p>24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KXORW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4" table:style-name="ce9">
            <text:p>240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XORD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5" table:style-name="ce9">
            <text:p>240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KXORQ k, k, k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6" table:style-name="ce9">
            <text:p>24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ADD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2407" table:style-name="ce9">
            <text:p>24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ADD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8" table:style-name="ce9">
            <text:p>24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ADD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09" table:style-name="ce9">
            <text:p>24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ADD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10" table:style-name="ce9">
            <text:p>241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ADD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11" table:style-name="ce9">
            <text:p>24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ADD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12" table:style-name="ce9">
            <text:p>24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ADD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413" table:style-name="ce9">
            <text:p>24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ADD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14" table:style-name="ce9">
            <text:p>24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SUB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15" table:style-name="ce9">
            <text:p>24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UB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16" table:style-name="ce9">
            <text:p>24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UB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17" table:style-name="ce9">
            <text:p>24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UB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18" table:style-name="ce9">
            <text:p>24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SUB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19" table:style-name="ce9">
            <text:p>24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UB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0" table:style-name="ce9">
            <text:p>24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UB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1" table:style-name="ce9">
            <text:p>242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UB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22" table:style-name="ce9">
            <text:p>242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UL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3" table:style-name="ce9">
            <text:p>24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UL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4" table:style-name="ce9">
            <text:p>242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UL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5" table:style-name="ce9">
            <text:p>242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UL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26" table:style-name="ce9">
            <text:p>242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UL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7" table:style-name="ce9">
            <text:p>24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UL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8" table:style-name="ce9">
            <text:p>24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UL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29" table:style-name="ce9">
            <text:p>24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UL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30" table:style-name="ce9">
            <text:p>243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132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1" table:style-name="ce9">
            <text:p>24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2" table:style-name="ce9">
            <text:p>24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3" table:style-name="ce9">
            <text:p>243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34" table:style-name="ce9">
            <text:p>24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132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5" table:style-name="ce9">
            <text:p>24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6" table:style-name="ce9">
            <text:p>243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7" table:style-name="ce9">
            <text:p>24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38" table:style-name="ce9">
            <text:p>243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213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39" table:style-name="ce9">
            <text:p>24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0" table:style-name="ce9">
            <text:p>24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1" table:style-name="ce9">
            <text:p>24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42" table:style-name="ce9">
            <text:p>24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213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3" table:style-name="ce9">
            <text:p>24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4" table:style-name="ce9">
            <text:p>24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5" table:style-name="ce9">
            <text:p>24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46" table:style-name="ce9">
            <text:p>24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231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7" table:style-name="ce9">
            <text:p>24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8" table:style-name="ce9">
            <text:p>24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49" table:style-name="ce9">
            <text:p>244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50" table:style-name="ce9">
            <text:p>24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ADD231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1" table:style-name="ce9">
            <text:p>245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2" table:style-name="ce9">
            <text:p>24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3" table:style-name="ce9">
            <text:p>245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54" table:style-name="ce9">
            <text:p>24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132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5" table:style-name="ce9">
            <text:p>245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6" table:style-name="ce9">
            <text:p>24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7" table:style-name="ce9">
            <text:p>24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58" table:style-name="ce9">
            <text:p>24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132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59" table:style-name="ce9">
            <text:p>24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0" table:style-name="ce9">
            <text:p>246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1" table:style-name="ce9">
            <text:p>246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62" table:style-name="ce9">
            <text:p>246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213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3" table:style-name="ce9">
            <text:p>246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4" table:style-name="ce9">
            <text:p>24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5" table:style-name="ce9">
            <text:p>24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66" table:style-name="ce9">
            <text:p>24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213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7" table:style-name="ce9">
            <text:p>24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8" table:style-name="ce9">
            <text:p>24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69" table:style-name="ce9">
            <text:p>24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70" table:style-name="ce9">
            <text:p>24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231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1" table:style-name="ce9">
            <text:p>24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2" table:style-name="ce9">
            <text:p>24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3" table:style-name="ce9">
            <text:p>24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74" table:style-name="ce9">
            <text:p>247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MSUB231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5" table:style-name="ce9">
            <text:p>24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6" table:style-name="ce9">
            <text:p>24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7" table:style-name="ce9">
            <text:p>24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78" table:style-name="ce9">
            <text:p>24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132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79" table:style-name="ce9">
            <text:p>24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0" table:style-name="ce9">
            <text:p>24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1" table:style-name="ce9">
            <text:p>24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82" table:style-name="ce9">
            <text:p>24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132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3" table:style-name="ce9">
            <text:p>24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4" table:style-name="ce9">
            <text:p>24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5" table:style-name="ce9">
            <text:p>24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86" table:style-name="ce9">
            <text:p>248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213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7" table:style-name="ce9">
            <text:p>24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8" table:style-name="ce9">
            <text:p>24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89" table:style-name="ce9">
            <text:p>248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90" table:style-name="ce9">
            <text:p>249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213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1" table:style-name="ce9">
            <text:p>249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2" table:style-name="ce9">
            <text:p>24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3" table:style-name="ce9">
            <text:p>249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94" table:style-name="ce9">
            <text:p>24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231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5" table:style-name="ce9">
            <text:p>24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6" table:style-name="ce9">
            <text:p>249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7" table:style-name="ce9">
            <text:p>249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498" table:style-name="ce9">
            <text:p>249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ADD231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499" table:style-name="ce9">
            <text:p>249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0" table:style-name="ce9">
            <text:p>25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ADD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1" table:style-name="ce9">
            <text:p>250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ADD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02" table:style-name="ce9">
            <text:p>25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132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3" table:style-name="ce9">
            <text:p>250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4" table:style-name="ce9">
            <text:p>25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5" table:style-name="ce9">
            <text:p>250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06" table:style-name="ce9">
            <text:p>25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132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7" table:style-name="ce9">
            <text:p>25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8" table:style-name="ce9">
            <text:p>25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09" table:style-name="ce9">
            <text:p>25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10" table:style-name="ce9">
            <text:p>251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213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1" table:style-name="ce9">
            <text:p>25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2" table:style-name="ce9">
            <text:p>25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3" table:style-name="ce9">
            <text:p>25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14" table:style-name="ce9">
            <text:p>25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213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5" table:style-name="ce9">
            <text:p>25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6" table:style-name="ce9">
            <text:p>25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7" table:style-name="ce9">
            <text:p>25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18" table:style-name="ce9">
            <text:p>25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231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19" table:style-name="ce9">
            <text:p>25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0" table:style-name="ce9">
            <text:p>25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1" table:style-name="ce9">
            <text:p>252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22" table:style-name="ce9">
            <text:p>252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FNMSUB231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" table:style-name="ce4">
            <text:p>0.5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3" table:style-name="ce9">
            <text:p>25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4" table:style-name="ce9">
            <text:p>252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NMSUB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5" table:style-name="ce9">
            <text:p>252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NMSUB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26" table:style-name="ce9">
            <text:p>252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7" table:style-name="ce9">
            <text:p>25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28" table:style-name="ce9">
            <text:p>252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29" table:style-name="ce9">
            <text:p>25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0" table:style-name="ce9">
            <text:p>25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1" table:style-name="ce9">
            <text:p>25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32" table:style-name="ce9">
            <text:p>25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3" table:style-name="ce9">
            <text:p>25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4" table:style-name="ce9">
            <text:p>25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35" table:style-name="ce9">
            <text:p>25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6" table:style-name="ce9">
            <text:p>253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7" table:style-name="ce9">
            <text:p>25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38" table:style-name="ce9">
            <text:p>25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39" table:style-name="ce9">
            <text:p>25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0" table:style-name="ce9">
            <text:p>254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41" table:style-name="ce9">
            <text:p>25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2" table:style-name="ce9">
            <text:p>25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ADDSUB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3" table:style-name="ce9">
            <text:p>25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ADDSUB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44" table:style-name="ce9">
            <text:p>25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132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5" table:style-name="ce9">
            <text:p>25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132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6" table:style-name="ce9">
            <text:p>25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132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47" table:style-name="ce9">
            <text:p>25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132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8" table:style-name="ce9">
            <text:p>25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132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49" table:style-name="ce9">
            <text:p>254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132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50" table:style-name="ce9">
            <text:p>25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13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1" table:style-name="ce9">
            <text:p>255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13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2" table:style-name="ce9">
            <text:p>25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213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53" table:style-name="ce9">
            <text:p>25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13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4" table:style-name="ce9">
            <text:p>25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13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5" table:style-name="ce9">
            <text:p>25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213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556" table:style-name="ce9">
            <text:p>25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31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557" table:style-name="ce9">
            <text:p>25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31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58" table:style-name="ce9">
            <text:p>25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231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59" table:style-name="ce9">
            <text:p>25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31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60" table:style-name="ce9">
            <text:p>256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FMSUBADD231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61" table:style-name="ce9">
            <text:p>256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MSUBADD231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562" table:style-name="ce9">
            <text:p>256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DIVSS xmm, xmm, xmm</text:p>
          </table:table-cell>
          <table:table-cell office:value-type="float" office:value="11.1" table:style-name="ce12">
            <text:p>11.1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/x; x/2^N) handling</text:p>
          </table:table-cell>
          <table:table-cell table:number-columns-repeated="16374"/>
        </table:table-row>
        <table:table-row table:style-name="ro1">
          <table:table-cell office:value-type="float" office:value="2567" table:style-name="ce9">
            <text:p>25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DIVPS xmm, xmm, xmm</text:p>
          </table:table-cell>
          <table:table-cell office:value-type="float" office:value="11.1" table:style-name="ce12">
            <text:p>11.1</text:p>
          </table:table-cell>
          <table:table-cell office:value-type="float" office:value="3" table:style-name="ce4">
            <text:p>3</text:p>
          </table:table-cell>
          <table:table-cell office:value-type="float" office:value="11" table:style-name="ce16">
            <text:p>11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/x; x/2^N) handling</text:p>
          </table:table-cell>
          <table:table-cell table:number-columns-repeated="16374"/>
        </table:table-row>
        <table:table-row table:style-name="ro1">
          <table:table-cell office:value-type="float" office:value="2572" table:style-name="ce9">
            <text:p>25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DIVPS ymm, ymm, ymm</text:p>
          </table:table-cell>
          <table:table-cell office:value-type="float" office:value="11.1" table:style-name="ce12">
            <text:p>11.1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16">
            <text:p>11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/x; x/2^N) handling</text:p>
          </table:table-cell>
          <table:table-cell table:number-columns-repeated="16374"/>
        </table:table-row>
        <table:table-row table:style-name="ro1">
          <table:table-cell office:value-type="float" office:value="2577" table:style-name="ce9">
            <text:p>25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DIVPS zmm, zmm, zmm</text:p>
          </table:table-cell>
          <table:table-cell office:value-type="float" office:value="18.100000000000001" table:style-name="ce12">
            <text:p>18.1</text:p>
          </table:table-cell>
          <table:table-cell office:value-type="float" office:value="10.08" table:style-name="ce4">
            <text:p>10.08</text:p>
          </table:table-cell>
          <table:table-cell office:value-type="float" office:value="23" table:style-name="ce13">
            <text:p>23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office:value-type="string" table:style-name="ce17">
            <text:p>no special case (0.0f/x; x/2^N) handling; latency typo in 336289-002?</text:p>
          </table:table-cell>
          <table:table-cell table:number-columns-repeated="16374"/>
        </table:table-row>
        <table:table-row table:style-name="ro1">
          <table:table-cell office:value-type="float" office:value="2582" table:style-name="ce9">
            <text:p>25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DIVSD xmm, xmm, xmm</text:p>
          </table:table-cell>
          <table:table-cell office:value-type="float" office:value="13.1" table:style-name="ce12">
            <text:p>13.1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/x; x/2^N) handling</text:p>
          </table:table-cell>
          <table:table-cell table:number-columns-repeated="16374"/>
        </table:table-row>
        <table:table-row table:style-name="ro1">
          <table:table-cell office:value-type="float" office:value="2587" table:style-name="ce9">
            <text:p>25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DIVPD xmm, xmm, xmm</text:p>
          </table:table-cell>
          <table:table-cell office:value-type="float" office:value="13.1" table:style-name="ce12">
            <text:p>13.1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16">
            <text:p>14</text:p>
          </table:table-cell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/x; x/2^N) handling</text:p>
          </table:table-cell>
          <table:table-cell table:number-columns-repeated="16374"/>
        </table:table-row>
        <table:table-row table:style-name="ro1">
          <table:table-cell office:value-type="float" office:value="2592" table:style-name="ce9">
            <text:p>25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DIVPD ymm, ymm, ymm</text:p>
          </table:table-cell>
          <table:table-cell office:value-type="float" office:value="13.1" table:style-name="ce12">
            <text:p>13.1</text:p>
          </table:table-cell>
          <table:table-cell office:value-type="float" office:value="8.08" table:style-name="ce4">
            <text:p>8.08</text:p>
          </table:table-cell>
          <table:table-cell office:value-type="float" office:value="14" table:style-name="ce16">
            <text:p>14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/x; x/2^N) handling</text:p>
          </table:table-cell>
          <table:table-cell table:number-columns-repeated="16374"/>
        </table:table-row>
        <table:table-row table:style-name="ro1">
          <table:table-cell office:value-type="float" office:value="2597" table:style-name="ce9">
            <text:p>259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DIVPD zmm, zmm, zmm</text:p>
          </table:table-cell>
          <table:table-cell office:value-type="float" office:value="23.2" table:style-name="ce12">
            <text:p>23.2</text:p>
          </table:table-cell>
          <table:table-cell office:value-type="float" office:value="16.079999999999998" table:style-name="ce4">
            <text:p>16.08</text:p>
          </table:table-cell>
          <table:table-cell office:value-type="float" office:value="23" table:style-name="ce16">
            <text:p>23</text:p>
          </table:table-cell>
          <table:table-cell office:value-type="float" office:value="16" table:style-name="ce7">
            <text:p>16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office:value-type="string" table:style-name="ce15">
            <text:p>no special case (0.0/x; x/2^N) handling</text:p>
          </table:table-cell>
          <table:table-cell table:number-columns-repeated="16374"/>
        </table:table-row>
        <table:table-row table:style-name="ro1">
          <table:table-cell office:value-type="float" office:value="2602" table:style-name="ce9">
            <text:p>26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SQRTSS xmm, xmm, xmm</text:p>
          </table:table-cell>
          <table:table-cell office:value-type="float" office:value="12.1" table:style-name="ce12">
            <text:p>12.1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, 1.0f) handling</text:p>
          </table:table-cell>
          <table:table-cell table:number-columns-repeated="16374"/>
        </table:table-row>
        <table:table-row table:style-name="ro1">
          <table:table-cell office:value-type="float" office:value="2605" table:style-name="ce9">
            <text:p>26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QRTPS xmm, xmm</text:p>
          </table:table-cell>
          <table:table-cell office:value-type="float" office:value="12.1" table:style-name="ce12">
            <text:p>12.1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7">
            <text:p>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, 1.0f) handling</text:p>
          </table:table-cell>
          <table:table-cell table:number-columns-repeated="16374"/>
        </table:table-row>
        <table:table-row table:style-name="ro1">
          <table:table-cell office:value-type="float" office:value="2608" table:style-name="ce9">
            <text:p>26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QRTPS ymm, ymm</text:p>
          </table:table-cell>
          <table:table-cell office:value-type="float" office:value="12.1" table:style-name="ce12">
            <text:p>12.1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16">
            <text:p>12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no special case (0.0f, 1.0f) handling</text:p>
          </table:table-cell>
          <table:table-cell table:number-columns-repeated="16374"/>
        </table:table-row>
        <table:table-row table:style-name="ro1">
          <table:table-cell office:value-type="float" office:value="2611" table:style-name="ce9">
            <text:p>26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QRTPS zmm, zmm</text:p>
          </table:table-cell>
          <table:table-cell office:value-type="float" office:value="20.100000000000001" table:style-name="ce12">
            <text:p>20.1</text:p>
          </table:table-cell>
          <table:table-cell office:value-type="float" office:value="12.08" table:style-name="ce4">
            <text:p>12.08</text:p>
          </table:table-cell>
          <table:table-cell office:value-type="float" office:value="19" table:style-name="ce16">
            <text:p>19</text:p>
          </table:table-cell>
          <table:table-cell office:value-type="float" office:value="12" table:style-name="ce7">
            <text:p>1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office:value-type="string" table:style-name="ce15">
            <text:p>no special case (0.0f, 1.0f) handling</text:p>
          </table:table-cell>
          <table:table-cell table:number-columns-repeated="16374"/>
        </table:table-row>
        <table:table-row table:style-name="ro1">
          <table:table-cell office:value-type="float" office:value="2614" table:style-name="ce9">
            <text:p>26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SQRTSD xmm, xmm, xmm</text:p>
          </table:table-cell>
          <table:table-cell office:value-type="float" office:value="18.100000000000001" table:style-name="ce12">
            <text:p>18.1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16">
            <text:p>18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13|4.5 in case of 0.0 and 1.0 operands</text:p>
          </table:table-cell>
          <table:table-cell table:number-columns-repeated="16374"/>
        </table:table-row>
        <table:table-row table:style-name="ro1">
          <table:table-cell office:value-type="float" office:value="2617" table:style-name="ce9">
            <text:p>26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QRTPD xmm, xmm</text:p>
          </table:table-cell>
          <table:table-cell office:value-type="float" office:value="18.100000000000001" table:style-name="ce12">
            <text:p>18.1</text:p>
          </table:table-cell>
          <table:table-cell office:value-type="float" office:value="6" table:style-name="ce4">
            <text:p>6</text:p>
          </table:table-cell>
          <table:table-cell office:value-type="float" office:value="18" table:style-name="ce16">
            <text:p>18</text:p>
          </table:table-cell>
          <table:table-cell office:value-type="float" office:value="6" table:style-name="ce7">
            <text:p>6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13|4.5 in case of 0.0 and 1.0 operands</text:p>
          </table:table-cell>
          <table:table-cell table:number-columns-repeated="16374"/>
        </table:table-row>
        <table:table-row table:style-name="ro1">
          <table:table-cell office:value-type="float" office:value="2620" table:style-name="ce9">
            <text:p>26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QRTPD ymm, ymm</text:p>
          </table:table-cell>
          <table:table-cell office:value-type="float" office:value="18.100000000000001" table:style-name="ce12">
            <text:p>18.1</text:p>
          </table:table-cell>
          <table:table-cell office:value-type="float" office:value="12.08" table:style-name="ce4">
            <text:p>12.08</text:p>
          </table:table-cell>
          <table:table-cell office:value-type="float" office:value="18" table:style-name="ce16">
            <text:p>18</text:p>
          </table:table-cell>
          <table:table-cell office:value-type="float" office:value="12" table:style-name="ce7">
            <text:p>12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13|9 in case of 0.0 and 1.0 operands</text:p>
          </table:table-cell>
          <table:table-cell table:number-columns-repeated="16374"/>
        </table:table-row>
        <table:table-row table:style-name="ro1">
          <table:table-cell office:value-type="float" office:value="2623" table:style-name="ce9">
            <text:p>26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QRTPD zmm, zmm</text:p>
          </table:table-cell>
          <table:table-cell office:value-type="float" office:value="32.200000000000003" table:style-name="ce12">
            <text:p>32.2</text:p>
          </table:table-cell>
          <table:table-cell office:value-type="float" office:value="24.17" table:style-name="ce4">
            <text:p>24.17</text:p>
          </table:table-cell>
          <table:table-cell office:value-type="float" office:value="31" table:style-name="ce16">
            <text:p>31</text:p>
          </table:table-cell>
          <table:table-cell office:value-type="float" office:value="24" table:style-name="ce7">
            <text:p>24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office:value-type="string" table:style-name="ce15">
            <text:p>24|18 in case of 0.0 and 1.0 operands</text:p>
          </table:table-cell>
          <table:table-cell table:number-columns-repeated="16374"/>
        </table:table-row>
        <table:table-row table:style-name="ro1">
          <table:table-cell office:value-type="float" office:value="2626" table:style-name="ce9">
            <text:p>262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CP14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27" table:style-name="ce9">
            <text:p>26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CP14PS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28" table:style-name="ce9">
            <text:p>26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CP14PS ymm, y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29" table:style-name="ce9">
            <text:p>26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CP14PS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0" table:style-name="ce9">
            <text:p>263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CP14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1" table:style-name="ce9">
            <text:p>26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CP14PD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2" table:style-name="ce9">
            <text:p>26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CP14PD ymm, y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3" table:style-name="ce9">
            <text:p>263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CP14PD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8" table:style-name="ce9">
            <text:p>263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SQRT14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39" table:style-name="ce9">
            <text:p>26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SQRT14PS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40" table:style-name="ce9">
            <text:p>26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SQRT14PS ymm, y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641" table:style-name="ce9">
            <text:p>26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SQRT14PS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table:number-columns-repeated="16375"/>
        </table:table-row>
        <table:table-row table:style-name="ro1">
          <table:table-cell office:value-type="float" office:value="2642" table:style-name="ce9">
            <text:p>26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SQRT14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43" table:style-name="ce9">
            <text:p>26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SQRT14PD x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44" table:style-name="ce9">
            <text:p>26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SQRT14PD ymm, y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45" table:style-name="ce9">
            <text:p>26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SQRT14PD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9" table:style-name="ce13">
            <text:p>9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2P0 P5</text:p>
          </table:table-cell>
          <table:table-cell table:number-columns-repeated="16375"/>
        </table:table-row>
        <table:table-row table:style-name="ro1">
          <table:table-cell office:value-type="float" office:value="2652" table:style-name="ce9">
            <text:p>26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IN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3" table:style-name="ce9">
            <text:p>26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IN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4" table:style-name="ce9">
            <text:p>26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IN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5" table:style-name="ce9">
            <text:p>26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IN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56" table:style-name="ce9">
            <text:p>265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IN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7" table:style-name="ce9">
            <text:p>26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IN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8" table:style-name="ce9">
            <text:p>265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IN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59" table:style-name="ce9">
            <text:p>265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IN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60" table:style-name="ce9">
            <text:p>26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AX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1" table:style-name="ce9">
            <text:p>26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AX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2" table:style-name="ce9">
            <text:p>26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AX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3" table:style-name="ce9">
            <text:p>26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AX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64" table:style-name="ce9">
            <text:p>266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AX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5" table:style-name="ce9">
            <text:p>26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AX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6" table:style-name="ce9">
            <text:p>26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AX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667" table:style-name="ce9">
            <text:p>26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AX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68" table:style-name="ce9">
            <text:p>266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MPSS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69" table:style-name="ce9">
            <text:p>26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MPPS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0" table:style-name="ce9">
            <text:p>267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MPPS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1" table:style-name="ce9">
            <text:p>26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MPPS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2" table:style-name="ce9">
            <text:p>26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MPSD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3" table:style-name="ce9">
            <text:p>26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MPPD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4" table:style-name="ce9">
            <text:p>26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MPPD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5" table:style-name="ce9">
            <text:p>26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MPPD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676" table:style-name="ce9">
            <text:p>26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OMISS xmm, xmm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77" table:style-name="ce9">
            <text:p>26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UCOMISS xmm, xmm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78" table:style-name="ce9">
            <text:p>26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OMISD xmm, xmm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79" table:style-name="ce9">
            <text:p>267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UCOMISD xmm, xmm</text:p>
          </table:table-cell>
          <table:table-cell office:value-type="string" table:style-name="ce12">
            <text:p>NOTRUEDEP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2681" table:style-name="ce9">
            <text:p>268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PS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83" table:style-name="ce9">
            <text:p>268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PS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85" table:style-name="ce9">
            <text:p>268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ANDPS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87" table:style-name="ce9">
            <text:p>268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PD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89" table:style-name="ce9">
            <text:p>268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PD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91" table:style-name="ce9">
            <text:p>269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ANDP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93" table:style-name="ce9">
            <text:p>269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NPS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95" table:style-name="ce9">
            <text:p>269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NPS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697" table:style-name="ce9">
            <text:p>269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ANDNPS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699" table:style-name="ce9">
            <text:p>269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NPD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701" table:style-name="ce9">
            <text:p>270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ANDNPD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703" table:style-name="ce9">
            <text:p>270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ANDNP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705" table:style-name="ce9">
            <text:p>270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ORPS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707" table:style-name="ce9">
            <text:p>270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ORPS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709" table:style-name="ce9">
            <text:p>270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ORPS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711" table:style-name="ce9">
            <text:p>271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ORPD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13" table:style-name="ce9">
            <text:p>271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ORPD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15" table:style-name="ce9">
            <text:p>271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ORP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17" table:style-name="ce9">
            <text:p>271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XORPS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19" table:style-name="ce9">
            <text:p>271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XORPS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1" table:style-name="ce9">
            <text:p>272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XORPS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3" table:style-name="ce9">
            <text:p>272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XORPD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5" table:style-name="ce9">
            <text:p>272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XORPD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7" table:style-name="ce9">
            <text:p>272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XORP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2728" table:style-name="ce9">
            <text:p>27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PH xmm, xmm, imm8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29" table:style-name="ce9">
            <text:p>27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PH xmm, ymm, imm8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0" table:style-name="ce9">
            <text:p>273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S2PH ymm, zmm, imm8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1" table:style-name="ce9">
            <text:p>27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H2PS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2" table:style-name="ce9">
            <text:p>27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H2PS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3" table:style-name="ce9">
            <text:p>273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H2PS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7" table:style-name="ce9">
            <text:p>27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S2SD xmm,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2738" table:style-name="ce9">
            <text:p>27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PD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39" table:style-name="ce9">
            <text:p>27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PD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40" table:style-name="ce9">
            <text:p>274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S2PD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741" table:style-name="ce9">
            <text:p>27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D2SS xmm,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742" table:style-name="ce9">
            <text:p>27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PS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743" table:style-name="ce9">
            <text:p>27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PS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744" table:style-name="ce9">
            <text:p>274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D2PS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749" table:style-name="ce9">
            <text:p>274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S2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50" table:style-name="ce9">
            <text:p>27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S2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51" table:style-name="ce9">
            <text:p>27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SS2U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52" table:style-name="ce9">
            <text:p>27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SS2U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P015 P5</text:p>
          </table:table-cell>
          <table:table-cell table:number-columns-repeated="16375"/>
        </table:table-row>
        <table:table-row table:style-name="ro1">
          <table:table-cell office:value-type="float" office:value="2753" table:style-name="ce9">
            <text:p>275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TSS2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P015 P5<text:s/></text:p>
          </table:table-cell>
          <table:table-cell table:number-columns-repeated="16375"/>
        </table:table-row>
        <table:table-row table:style-name="ro1">
          <table:table-cell office:value-type="float" office:value="2754" table:style-name="ce9">
            <text:p>27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TSS2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P015 P5<text:s/></text:p>
          </table:table-cell>
          <table:table-cell table:number-columns-repeated="16375"/>
        </table:table-row>
        <table:table-row table:style-name="ro1">
          <table:table-cell office:value-type="float" office:value="2755" table:style-name="ce9">
            <text:p>27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SS2U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56" table:style-name="ce9">
            <text:p>275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SS2U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P015 P5</text:p>
          </table:table-cell>
          <table:table-cell table:number-columns-repeated="16375"/>
        </table:table-row>
        <table:table-row table:style-name="ro1">
          <table:table-cell office:value-type="float" office:value="2757" table:style-name="ce9">
            <text:p>27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I2SS xmm,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58" table:style-name="ce9">
            <text:p>27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I2SS xmm, xmm, r64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1 2P5</text:p>
          </table:table-cell>
          <table:table-cell table:number-columns-repeated="16375"/>
        </table:table-row>
        <table:table-row table:style-name="ro1">
          <table:table-cell office:value-type="float" office:value="2759" table:style-name="ce9">
            <text:p>275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SI2SS xmm,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60" table:style-name="ce9">
            <text:p>27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SI2SS xmm, xmm, r64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1 2P5</text:p>
          </table:table-cell>
          <table:table-cell table:number-columns-repeated="16375"/>
        </table:table-row>
        <table:table-row table:style-name="ro1">
          <table:table-cell office:value-type="float" office:value="2769" table:style-name="ce9">
            <text:p>27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D2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0" table:style-name="ce9">
            <text:p>27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D2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1" table:style-name="ce9">
            <text:p>27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SD2U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2" table:style-name="ce9">
            <text:p>27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SD2U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3" table:style-name="ce9">
            <text:p>27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TSD2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4" table:style-name="ce9">
            <text:p>277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TSD2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5" table:style-name="ce9">
            <text:p>27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SD2USI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6" table:style-name="ce9">
            <text:p>27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SD2USI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5</text:p>
          </table:table-cell>
          <table:table-cell table:number-columns-repeated="16375"/>
        </table:table-row>
        <table:table-row table:style-name="ro1">
          <table:table-cell office:value-type="float" office:value="2777" table:style-name="ce9">
            <text:p>27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I2SD xmm,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78" table:style-name="ce9">
            <text:p>27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CVTSI2SD xmm, x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79" table:style-name="ce9">
            <text:p>277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SI2SD xmm,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80" table:style-name="ce9">
            <text:p>27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SI2SD xmm, x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789" table:style-name="ce9">
            <text:p>27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D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790" table:style-name="ce9">
            <text:p>27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D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791" table:style-name="ce9">
            <text:p>27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S2D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792" table:style-name="ce9">
            <text:p>27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UD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793" table:style-name="ce9">
            <text:p>27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S2UD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794" table:style-name="ce9">
            <text:p>27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S2UD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795" table:style-name="ce9">
            <text:p>279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S2Q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796" table:style-name="ce9">
            <text:p>279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S2QQ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797" table:style-name="ce9">
            <text:p>279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PS2QQ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2798" table:style-name="ce9">
            <text:p>279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S2UQ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799" table:style-name="ce9">
            <text:p>279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S2UQQ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00" table:style-name="ce9">
            <text:p>280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PS2UQQ zmm, ymm</text:p>
          </table:table-cell>
          <table:table-cell office:value-type="float" office:value="7.1" table:style-name="ce12">
            <text:p>7.1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2801" table:style-name="ce9">
            <text:p>28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S2D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02" table:style-name="ce9">
            <text:p>280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S2D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03" table:style-name="ce9">
            <text:p>28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PS2D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04" table:style-name="ce9">
            <text:p>28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S2UD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05" table:style-name="ce9">
            <text:p>28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S2UD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06" table:style-name="ce9">
            <text:p>28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PS2UD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07" table:style-name="ce9">
            <text:p>280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S2Q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/5 P5</text:p>
          </table:table-cell>
          <table:table-cell table:number-columns-repeated="16375"/>
        </table:table-row>
        <table:table-row table:style-name="ro1">
          <table:table-cell office:value-type="float" office:value="2808" table:style-name="ce9">
            <text:p>280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S2QQ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/5 P5</text:p>
          </table:table-cell>
          <table:table-cell table:number-columns-repeated="16375"/>
        </table:table-row>
        <table:table-row table:style-name="ro1">
          <table:table-cell office:value-type="float" office:value="2809" table:style-name="ce9">
            <text:p>280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TPS2QQ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10" table:style-name="ce9">
            <text:p>281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S2UQ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/5 P5</text:p>
          </table:table-cell>
          <table:table-cell table:number-columns-repeated="16375"/>
        </table:table-row>
        <table:table-row table:style-name="ro1">
          <table:table-cell office:value-type="float" office:value="2811" table:style-name="ce9">
            <text:p>281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S2UQQ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/5 P5</text:p>
          </table:table-cell>
          <table:table-cell table:number-columns-repeated="16375"/>
        </table:table-row>
        <table:table-row table:style-name="ro1">
          <table:table-cell office:value-type="float" office:value="2812" table:style-name="ce9">
            <text:p>281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TPS2UQQ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13" table:style-name="ce9">
            <text:p>28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DQ2PS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14" table:style-name="ce9">
            <text:p>28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DQ2PS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15" table:style-name="ce9">
            <text:p>28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DQ2PS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16" table:style-name="ce9">
            <text:p>28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UDQ2PS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17" table:style-name="ce9">
            <text:p>28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UDQ2PS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18" table:style-name="ce9">
            <text:p>28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DQ2PS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19" table:style-name="ce9">
            <text:p>281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QQ2PS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20" table:style-name="ce9">
            <text:p>282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QQ2PS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21" table:style-name="ce9">
            <text:p>282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QQ2PS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22" table:style-name="ce9">
            <text:p>282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UQQ2PS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23" table:style-name="ce9">
            <text:p>282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UQQ2PS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 P5</text:p>
          </table:table-cell>
          <table:table-cell table:number-columns-repeated="16375"/>
        </table:table-row>
        <table:table-row table:style-name="ro1">
          <table:table-cell office:value-type="float" office:value="2824" table:style-name="ce9">
            <text:p>282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UQQ2PS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49" table:style-name="ce9">
            <text:p>28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D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50" table:style-name="ce9">
            <text:p>28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DQ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51" table:style-name="ce9">
            <text:p>28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D2DQ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52" table:style-name="ce9">
            <text:p>28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UD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53" table:style-name="ce9">
            <text:p>28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PD2UDQ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54" table:style-name="ce9">
            <text:p>28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PD2UDQ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55" table:style-name="ce9">
            <text:p>285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D2Q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56" table:style-name="ce9">
            <text:p>285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D2Q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57" table:style-name="ce9">
            <text:p>285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PD2Q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58" table:style-name="ce9">
            <text:p>285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D2UQ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59" table:style-name="ce9">
            <text:p>285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PD2UQ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60" table:style-name="ce9">
            <text:p>286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PD2UQ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61" table:style-name="ce9">
            <text:p>28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D2D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62" table:style-name="ce9">
            <text:p>28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D2DQ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63" table:style-name="ce9">
            <text:p>28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PD2DQ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64" table:style-name="ce9">
            <text:p>28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D2UDQ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65" table:style-name="ce9">
            <text:p>28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TPD2UDQ xmm, y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15 P5</text:p>
          </table:table-cell>
          <table:table-cell table:number-columns-repeated="16375"/>
        </table:table-row>
        <table:table-row table:style-name="ro1">
          <table:table-cell office:value-type="float" office:value="2866" table:style-name="ce9">
            <text:p>28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TPD2UDQ ymm, z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67" table:style-name="ce9">
            <text:p>286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D2Q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68" table:style-name="ce9">
            <text:p>286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D2Q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69" table:style-name="ce9">
            <text:p>286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TPD2Q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70" table:style-name="ce9">
            <text:p>287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D2UQ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71" table:style-name="ce9">
            <text:p>287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TPD2UQ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72" table:style-name="ce9">
            <text:p>287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TPD2UQ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73" table:style-name="ce9">
            <text:p>28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DQ2PD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874" table:style-name="ce9">
            <text:p>28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DQ2PD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875" table:style-name="ce9">
            <text:p>28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DQ2PD zmm, ymm</text:p>
          </table:table-cell>
          <table:table-cell office:value-type="float" office:value="7" table:style-name="ce12">
            <text:p>7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76" table:style-name="ce9">
            <text:p>28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UDQ2PD xmm, xmm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877" table:style-name="ce9">
            <text:p>28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CVTUDQ2PD ymm, xmm</text:p>
          </table:table-cell>
          <table:table-cell office:value-type="float" office:value="7" table:style-name="ce12">
            <text:p>7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2878" table:style-name="ce9">
            <text:p>28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VTUDQ2PD zmm, ymm</text:p>
          </table:table-cell>
          <table:table-cell office:value-type="float" office:value="7.1" table:style-name="ce12">
            <text:p>7.1</text:p>
          </table:table-cell>
          <table:table-cell office:value-type="float" office:value="1.17" table:style-name="ce4">
            <text:p>1.17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5 P5</text:p>
          </table:table-cell>
          <table:table-cell table:number-columns-repeated="16375"/>
        </table:table-row>
        <table:table-row table:style-name="ro1">
          <table:table-cell office:value-type="float" office:value="2879" table:style-name="ce9">
            <text:p>287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QQ2PD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80" table:style-name="ce9">
            <text:p>288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QQ2PD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81" table:style-name="ce9">
            <text:p>288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QQ2PD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882" table:style-name="ce9">
            <text:p>288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UQQ2PD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83" table:style-name="ce9">
            <text:p>288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CVTUQQ2PD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884" table:style-name="ce9">
            <text:p>288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CVTUQQ2PD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09" table:style-name="ce9">
            <text:p>290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LENDMP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910" table:style-name="ce9">
            <text:p>29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LENDMPS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911" table:style-name="ce9">
            <text:p>29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LENDMPS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12" table:style-name="ce9">
            <text:p>29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LENDMP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913" table:style-name="ce9">
            <text:p>29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LENDMP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2914" table:style-name="ce9">
            <text:p>29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LENDMP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15" table:style-name="ce9">
            <text:p>291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FPCLASSSS k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16" table:style-name="ce9">
            <text:p>291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FPCLASSPS k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17" table:style-name="ce9">
            <text:p>291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FPCLASSPS k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18" table:style-name="ce9">
            <text:p>291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FPCLASSPS k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19" table:style-name="ce9">
            <text:p>291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FPCLASSSD k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5</text:p>
          </table:table-cell>
          <table:table-cell table:number-columns-repeated="16375"/>
        </table:table-row>
        <table:table-row table:style-name="ro1">
          <table:table-cell office:value-type="float" office:value="2920" table:style-name="ce9">
            <text:p>292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FPCLASSPD k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21" table:style-name="ce9">
            <text:p>292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FPCLASSPD k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22" table:style-name="ce9">
            <text:p>292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FPCLASSPD k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2929" table:style-name="ce9">
            <text:p>29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OMPRESSPS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0" table:style-name="ce9">
            <text:p>29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OMPRESSPS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1" table:style-name="ce9">
            <text:p>29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OMPRESSPS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2" table:style-name="ce9">
            <text:p>29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OMPRESSPD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3" table:style-name="ce9">
            <text:p>29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COMPRESSPD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34" table:style-name="ce9">
            <text:p>29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COMPRESSPD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1" table:style-name="ce9">
            <text:p>29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PANDPS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2" table:style-name="ce9">
            <text:p>29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PANDPS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3" table:style-name="ce9">
            <text:p>29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PANDPS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4" table:style-name="ce9">
            <text:p>29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PANDPD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5" table:style-name="ce9">
            <text:p>29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PANDPD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6" table:style-name="ce9">
            <text:p>29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PANDPD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2947" table:style-name="ce9">
            <text:p>294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IXUPIMMS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48" table:style-name="ce9">
            <text:p>29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FIXUPIMMP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49" table:style-name="ce9">
            <text:p>29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FIXUPIMMPS ymm,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0" table:style-name="ce9">
            <text:p>29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IXUPIMMPS zmm,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51" table:style-name="ce9">
            <text:p>29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IXUPIMMS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2" table:style-name="ce9">
            <text:p>29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FIXUPIMMP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3" table:style-name="ce9">
            <text:p>29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FIXUPIMMPD ymm,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4" table:style-name="ce9">
            <text:p>29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FIXUPIMMPD zmm,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55" table:style-name="ce9">
            <text:p>29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EXP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6" table:style-name="ce9">
            <text:p>29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EXPPS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7" table:style-name="ce9">
            <text:p>29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EXPPS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58" table:style-name="ce9">
            <text:p>29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EXPPS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59" table:style-name="ce9">
            <text:p>295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EXP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0" table:style-name="ce9">
            <text:p>296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EXPPD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1" table:style-name="ce9">
            <text:p>29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EXPPD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2" table:style-name="ce9">
            <text:p>296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EXPPD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63" table:style-name="ce9">
            <text:p>29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MANTS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4" table:style-name="ce9">
            <text:p>29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MANTPS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5" table:style-name="ce9">
            <text:p>29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MANTPS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6" table:style-name="ce9">
            <text:p>29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MANTPS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67" table:style-name="ce9">
            <text:p>29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MANTS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8" table:style-name="ce9">
            <text:p>29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MANTPD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69" table:style-name="ce9">
            <text:p>29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ETMANTPD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0" table:style-name="ce9">
            <text:p>29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ETMANTPD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71" table:style-name="ce9">
            <text:p>297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ANGES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2" table:style-name="ce9">
            <text:p>297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ANGEP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3" table:style-name="ce9">
            <text:p>297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ANGEPS ymm,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4" table:style-name="ce9">
            <text:p>297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ANGEPS zmm,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75" table:style-name="ce9">
            <text:p>297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ANGES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6" table:style-name="ce9">
            <text:p>297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ANGEP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7" table:style-name="ce9">
            <text:p>297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ANGEPD ymm,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78" table:style-name="ce9">
            <text:p>297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ANGEPD zmm,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79" table:style-name="ce9">
            <text:p>297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EDUCESS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0" table:style-name="ce9">
            <text:p>298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EDUCEPS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1" table:style-name="ce9">
            <text:p>298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EDUCEPS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2" table:style-name="ce9">
            <text:p>298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EDUCEPS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83" table:style-name="ce9">
            <text:p>298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EDUCESD xmm,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4" table:style-name="ce9">
            <text:p>2984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EDUCEPD xmm, x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5" table:style-name="ce9">
            <text:p>298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REDUCEPD ymm, y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86" table:style-name="ce9">
            <text:p>2986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REDUCEPD zmm, zmm, imm8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87" table:style-name="ce9">
            <text:p>298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NDSCALESS xmm, xmm, x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88" table:style-name="ce9">
            <text:p>29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NDSCALEPS xmm, x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89" table:style-name="ce9">
            <text:p>29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NDSCALEPS ymm, y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90" table:style-name="ce9">
            <text:p>299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NDSCALEPS zmm, z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2991" table:style-name="ce9">
            <text:p>29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NDSCALESD xmm, xmm, x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92" table:style-name="ce9">
            <text:p>29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NDSCALEPD xmm, x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93" table:style-name="ce9">
            <text:p>29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RNDSCALEPD ymm, y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1/5</text:p>
          </table:table-cell>
          <table:table-cell table:number-columns-repeated="16375"/>
        </table:table-row>
        <table:table-row table:style-name="ro1">
          <table:table-cell office:value-type="float" office:value="2994" table:style-name="ce9">
            <text:p>29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RNDSCALEPD zmm, zmm, imm8</text:p>
          </table:table-cell>
          <table:table-cell office:value-type="float" office:value="8" table:style-name="ce12">
            <text:p>8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2995" table:style-name="ce9">
            <text:p>299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LEFS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96" table:style-name="ce9">
            <text:p>299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LEFPS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97" table:style-name="ce9">
            <text:p>29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LEFPS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2998" table:style-name="ce9">
            <text:p>299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LEFPS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2999" table:style-name="ce9">
            <text:p>29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LEFS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3000" table:style-name="ce9">
            <text:p>30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LEFPD xmm,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3001" table:style-name="ce9">
            <text:p>30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LEFPD ymm,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/5</text:p>
          </table:table-cell>
          <table:table-cell table:number-columns-repeated="16375"/>
        </table:table-row>
        <table:table-row table:style-name="ro1">
          <table:table-cell office:value-type="float" office:value="3002" table:style-name="ce9">
            <text:p>30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LEFPD zmm,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6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003" table:style-name="ce9">
            <text:p>30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005" table:style-name="ce9">
            <text:p>300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S x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20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006" table:style-name="ce9">
            <text:p>30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S [m32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number-columns-repeated="16375"/>
        </table:table-row>
        <table:table-row table:style-name="ro1">
          <table:table-cell office:value-type="float" office:value="3009" table:style-name="ce9">
            <text:p>30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HPS xmm1, xmm2, x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011" table:style-name="ce9">
            <text:p>30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LPS xmm1, xmm2, x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012" table:style-name="ce9">
            <text:p>301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PS xmm, xmm, [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013" table:style-name="ce9">
            <text:p>30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PS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number-columns-repeated="16375"/>
        </table:table-row>
        <table:table-row table:style-name="ro1">
          <table:table-cell office:value-type="float" office:value="3014" table:style-name="ce9">
            <text:p>30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PS xmm, xmm, [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15" table:style-name="ce9">
            <text:p>30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PS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16" table:style-name="ce9">
            <text:p>30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18" table:style-name="ce9">
            <text:p>301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20" table:style-name="ce9">
            <text:p>302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S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22" table:style-name="ce9">
            <text:p>30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3" table:style-name="ce9">
            <text:p>30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4" table:style-name="ce9">
            <text:p>302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S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5" table:style-name="ce9">
            <text:p>302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6" table:style-name="ce9">
            <text:p>302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S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27" table:style-name="ce9">
            <text:p>302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S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31" table:style-name="ce9">
            <text:p>30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33" table:style-name="ce9">
            <text:p>30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35" table:style-name="ce9">
            <text:p>303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S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7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37" table:style-name="ce9">
            <text:p>303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38" table:style-name="ce9">
            <text:p>30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39" table:style-name="ce9">
            <text:p>303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S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40" table:style-name="ce9">
            <text:p>30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41" table:style-name="ce9">
            <text:p>30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S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42" table:style-name="ce9">
            <text:p>30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S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55" table:style-name="ce9">
            <text:p>305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PS [m128], xmm</text:p>
          </table:table-cell>
          <table:table-cell office:value-type="string" table:style-name="ce12">
            <text:p>MEMOP</text:p>
          </table:table-cell>
          <table:table-cell office:value-type="float" office:value="10.67" table:style-name="ce4">
            <text:p>10.67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056" table:style-name="ce9">
            <text:p>30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PS [m256], ymm</text:p>
          </table:table-cell>
          <table:table-cell office:value-type="string" table:style-name="ce12">
            <text:p>MEMOP</text:p>
          </table:table-cell>
          <table:table-cell office:value-type="float" office:value="17.670000000000002" table:style-name="ce4">
            <text:p>17.67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057" table:style-name="ce9">
            <text:p>30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NTPS [m512], zmm</text:p>
          </table:table-cell>
          <table:table-cell office:value-type="string" table:style-name="ce12">
            <text:p>MEMOP</text:p>
          </table:table-cell>
          <table:table-cell office:value-type="float" office:value="6.92" table:style-name="ce4">
            <text:p>6.9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058" table:style-name="ce9">
            <text:p>305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SLDUP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59" table:style-name="ce9">
            <text:p>30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SLDUP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0" table:style-name="ce9">
            <text:p>30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SLDUP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1" table:style-name="ce9">
            <text:p>30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SHDUP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2" table:style-name="ce9">
            <text:p>30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SHDUP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3" table:style-name="ce9">
            <text:p>30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SHDUP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5" table:style-name="ce9">
            <text:p>30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D xmm1, xmm2, x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6" table:style-name="ce9">
            <text:p>30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D x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7" table:style-name="ce9">
            <text:p>30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SD [m32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69" table:style-name="ce9">
            <text:p>30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PD xmm, xmm, [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70" table:style-name="ce9">
            <text:p>30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LPD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71" table:style-name="ce9">
            <text:p>30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PD xmm, xmm, [m64]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72" table:style-name="ce9">
            <text:p>30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HPD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73" table:style-name="ce9">
            <text:p>30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75" table:style-name="ce9">
            <text:p>30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77" table:style-name="ce9">
            <text:p>30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D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7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79" table:style-name="ce9">
            <text:p>30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0" table:style-name="ce9">
            <text:p>30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1" table:style-name="ce9">
            <text:p>30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D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2" table:style-name="ce9">
            <text:p>30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3" table:style-name="ce9">
            <text:p>30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APD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4" table:style-name="ce9">
            <text:p>308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APD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88" table:style-name="ce9">
            <text:p>30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90" table:style-name="ce9">
            <text:p>30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92" table:style-name="ce9">
            <text:p>309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D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7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094" table:style-name="ce9">
            <text:p>309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5" table:style-name="ce9">
            <text:p>30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6" table:style-name="ce9">
            <text:p>309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D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7" table:style-name="ce9">
            <text:p>30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8" table:style-name="ce9">
            <text:p>30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UPD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099" table:style-name="ce9">
            <text:p>30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UPD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2" table:style-name="ce9">
            <text:p>31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PD [m128], xmm</text:p>
          </table:table-cell>
          <table:table-cell office:value-type="string" table:style-name="ce12">
            <text:p>MEMOP</text:p>
          </table:table-cell>
          <table:table-cell office:value-type="float" office:value="3.33" table:style-name="ce4">
            <text:p>3.33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113" table:style-name="ce9">
            <text:p>31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PD [m256], ymm</text:p>
          </table:table-cell>
          <table:table-cell office:value-type="string" table:style-name="ce12">
            <text:p>MEMOP</text:p>
          </table:table-cell>
          <table:table-cell office:value-type="float" office:value="18.420000000000002" table:style-name="ce4">
            <text:p>18.4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114" table:style-name="ce9">
            <text:p>31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NTPD [m512], zmm</text:p>
          </table:table-cell>
          <table:table-cell office:value-type="string" table:style-name="ce12">
            <text:p>MEMOP</text:p>
          </table:table-cell>
          <table:table-cell office:value-type="float" office:value="10.92" table:style-name="ce4">
            <text:p>10.92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115" table:style-name="ce9">
            <text:p>31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DDUP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6" table:style-name="ce9">
            <text:p>31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DDUP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7" table:style-name="ce9">
            <text:p>31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DUP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8" table:style-name="ce9">
            <text:p>311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S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19" table:style-name="ce9">
            <text:p>31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S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20" table:style-name="ce9">
            <text:p>312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SS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21" table:style-name="ce9">
            <text:p>31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S x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6" table:style-name="ce16">
            <text:p>6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22" table:style-name="ce9">
            <text:p>31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S y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3" table:style-name="ce9">
            <text:p>31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SS z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4" table:style-name="ce9">
            <text:p>3124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F32X2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25" table:style-name="ce9">
            <text:p>312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F32X2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26" table:style-name="ce9">
            <text:p>312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F32X2 y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7" table:style-name="ce9">
            <text:p>312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F32X2 z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8" table:style-name="ce9">
            <text:p>31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ROADCASTF32X4 y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29" table:style-name="ce9">
            <text:p>31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F32X4 z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0" table:style-name="ce9">
            <text:p>313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F32X8 z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1" table:style-name="ce9">
            <text:p>31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32" table:style-name="ce9">
            <text:p>313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S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33" table:style-name="ce9">
            <text:p>31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BROADCASTSD y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4" table:style-name="ce9">
            <text:p>31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SD z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5" table:style-name="ce9">
            <text:p>313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F64X2 y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6" table:style-name="ce9">
            <text:p>3136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F64X2 z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7" table:style-name="ce9">
            <text:p>31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F64X4 z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3138" table:style-name="ce9">
            <text:p>313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EXTRACTPS r32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139" table:style-name="ce9">
            <text:p>313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EXTRACTPS [m32], x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3^</text:p>
          </table:table-cell>
          <table:table-cell office:value-type="string" table:style-name="ce14">
            <text:p>P237 P4 P5</text:p>
          </table:table-cell>
          <table:table-cell table:number-columns-repeated="16375"/>
        </table:table-row>
        <table:table-row table:style-name="ro1">
          <table:table-cell office:value-type="float" office:value="3140" table:style-name="ce9">
            <text:p>31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TRACTF32X4 x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1" table:style-name="ce9">
            <text:p>31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F32X4 x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2" table:style-name="ce9">
            <text:p>31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TRACTF32X4 [m128], y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number-columns-repeated="16375"/>
        </table:table-row>
        <table:table-row table:style-name="ro1">
          <table:table-cell office:value-type="float" office:value="3143" table:style-name="ce9">
            <text:p>31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F32X4 [m128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number-columns-repeated="16375"/>
        </table:table-row>
        <table:table-row table:style-name="ro1">
          <table:table-cell office:value-type="float" office:value="3144" table:style-name="ce9">
            <text:p>314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F32X8 y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5" table:style-name="ce9">
            <text:p>314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F32X8 [m256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number-columns-repeated="16375"/>
        </table:table-row>
        <table:table-row table:style-name="ro1">
          <table:table-cell office:value-type="float" office:value="3146" table:style-name="ce9">
            <text:p>3146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EXTRACTF64X2 x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7" table:style-name="ce9">
            <text:p>314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F64X2 x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48" table:style-name="ce9">
            <text:p>314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EXTRACTF64X2 [m128], y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number-columns-repeated="16375"/>
        </table:table-row>
        <table:table-row table:style-name="ro1">
          <table:table-cell office:value-type="float" office:value="3149" table:style-name="ce9">
            <text:p>314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F64X2 [m128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number-columns-repeated="16375"/>
        </table:table-row>
        <table:table-row table:style-name="ro1">
          <table:table-cell office:value-type="float" office:value="3150" table:style-name="ce9">
            <text:p>31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F64X4 y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51" table:style-name="ce9">
            <text:p>31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F64X4 [m256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number-columns-repeated="16375"/>
        </table:table-row>
        <table:table-row table:style-name="ro1">
          <table:table-cell office:value-type="float" office:value="3152" table:style-name="ce9">
            <text:p>31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INSERTPS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53" table:style-name="ce9">
            <text:p>315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INSERTPS xmm, xmm, [m32], i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16">
            <text:p>7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5</text:p>
          </table:table-cell>
          <table:table-cell table:number-columns-repeated="16375"/>
        </table:table-row>
        <table:table-row table:style-name="ro1">
          <table:table-cell office:value-type="float" office:value="3154" table:style-name="ce9">
            <text:p>31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INSERTF32X4 ymm, y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55" table:style-name="ce9">
            <text:p>31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F32X4 zmm, z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56" table:style-name="ce9">
            <text:p>31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INSERTF32X4 ymm, y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57" table:style-name="ce9">
            <text:p>31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F32X4 zmm, z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58" table:style-name="ce9">
            <text:p>315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F32X8 zmm, z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59" table:style-name="ce9">
            <text:p>315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F32X8 zmm, zmm, [m256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60" table:style-name="ce9">
            <text:p>316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INSERTF64X2 ymm, y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1" table:style-name="ce9">
            <text:p>3161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F64X2 zmm, z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2" table:style-name="ce9">
            <text:p>316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INSERTF64X2 ymm, y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63" table:style-name="ce9">
            <text:p>316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F64X2 zmm, z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64" table:style-name="ce9">
            <text:p>316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F64X4 zmm, z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5" table:style-name="ce9">
            <text:p>31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F64X4 zmm, zmm, [m256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3166" table:style-name="ce9">
            <text:p>31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LP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7" table:style-name="ce9">
            <text:p>31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LPS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8" table:style-name="ce9">
            <text:p>316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UNPCKLPS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69" table:style-name="ce9">
            <text:p>31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HP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170" table:style-name="ce9">
            <text:p>317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HPS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1" table:style-name="ce9">
            <text:p>31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UNPCKHPS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2" table:style-name="ce9">
            <text:p>31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LP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3" table:style-name="ce9">
            <text:p>31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LP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4" table:style-name="ce9">
            <text:p>317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UNPCKLP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5" table:style-name="ce9">
            <text:p>31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HP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6" table:style-name="ce9">
            <text:p>31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UNPCKHP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7" table:style-name="ce9">
            <text:p>31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UNPCKHP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8" table:style-name="ce9">
            <text:p>317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HUFPS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79" table:style-name="ce9">
            <text:p>31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HUFPS ymm,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0" table:style-name="ce9">
            <text:p>31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PS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1" table:style-name="ce9">
            <text:p>31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HUFPD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2" table:style-name="ce9">
            <text:p>31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SHUFPD ymm,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3" table:style-name="ce9">
            <text:p>318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PD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4" table:style-name="ce9">
            <text:p>31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HUFF32X4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5" table:style-name="ce9">
            <text:p>31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F32X4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6" table:style-name="ce9">
            <text:p>318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HUFF64X2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7" table:style-name="ce9">
            <text:p>318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F64X2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8" table:style-name="ce9">
            <text:p>31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PS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89" table:style-name="ce9">
            <text:p>318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PS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0" table:style-name="ce9">
            <text:p>31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P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1" table:style-name="ce9">
            <text:p>31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P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2" table:style-name="ce9">
            <text:p>31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PD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3" table:style-name="ce9">
            <text:p>319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PD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4" table:style-name="ce9">
            <text:p>319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S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5" table:style-name="ce9">
            <text:p>31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S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6" table:style-name="ce9">
            <text:p>319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LPS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7" table:style-name="ce9">
            <text:p>31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S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8" table:style-name="ce9">
            <text:p>31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S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199" table:style-name="ce9">
            <text:p>31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LPS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0" table:style-name="ce9">
            <text:p>32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PS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1" table:style-name="ce9">
            <text:p>32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PS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2" table:style-name="ce9">
            <text:p>32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2PS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3" table:style-name="ce9">
            <text:p>320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PS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4" table:style-name="ce9">
            <text:p>32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PS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5" table:style-name="ce9">
            <text:p>320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T2PS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6" table:style-name="ce9">
            <text:p>320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7" table:style-name="ce9">
            <text:p>32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8" table:style-name="ce9">
            <text:p>320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LP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09" table:style-name="ce9">
            <text:p>320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0" table:style-name="ce9">
            <text:p>32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ILP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1" table:style-name="ce9">
            <text:p>32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LP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2" table:style-name="ce9">
            <text:p>32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PD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3" table:style-name="ce9">
            <text:p>32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P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4" table:style-name="ce9">
            <text:p>32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2P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5" table:style-name="ce9">
            <text:p>32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PD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6" table:style-name="ce9">
            <text:p>32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P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17" table:style-name="ce9">
            <text:p>32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T2P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234" table:style-name="ce9">
            <text:p>323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DPS xmm {k}, [xm32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235" table:style-name="ce9">
            <text:p>32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DPS ymm {k}, [ym32] + KMOVW</text:p>
          </table:table-cell>
          <table:table-cell office:value-type="float" office:value="21" table:style-name="ce12">
            <text:p>21</text:p>
          </table:table-cell>
          <table:table-cell office:value-type="float" office:value="5.17" table:style-name="ce4">
            <text:p>5.17</text:p>
          </table:table-cell>
          <table:table-cell office:value-type="float" office:value="27" table:style-name="ce16">
            <text:p>27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1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3236" table:style-name="ce9">
            <text:p>323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ATHERDPS zmm {k}, [zm32] + KMOVW</text:p>
          </table:table-cell>
          <table:table-cell office:value-type="float" office:value="25.2" table:style-name="ce12">
            <text:p>25.2</text:p>
          </table:table-cell>
          <table:table-cell office:value-type="float" office:value="9.33" table:style-name="ce4">
            <text:p>9.33</text:p>
          </table:table-cell>
          <table:table-cell office:value-type="float" office:value="30" table:style-name="ce16">
            <text:p>30</text:p>
          </table:table-cell>
          <table:table-cell office:value-type="float" office:value="9.75" table:style-name="ce21">
            <text:p>9.7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16P23 P5 P56</text:p>
          </table:table-cell>
          <table:table-cell office:value-type="string" table:style-name="ce15">
            <text:p>19 uops</text:p>
          </table:table-cell>
          <table:table-cell table:number-columns-repeated="16374"/>
        </table:table-row>
        <table:table-row table:style-name="ro1">
          <table:table-cell office:value-type="float" office:value="3237" table:style-name="ce9">
            <text:p>323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QPS xmm {k}, [xm64] + KMOVW</text:p>
          </table:table-cell>
          <table:table-cell office:value-type="float" office:value="17" table:style-name="ce12">
            <text:p>17</text:p>
          </table:table-cell>
          <table:table-cell office:value-type="float" office:value="2.17" table:style-name="ce4">
            <text:p>2.17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3238" table:style-name="ce9">
            <text:p>32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QPS xmm {k}, [ym64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1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3239" table:style-name="ce9">
            <text:p>323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ATHERQPS ymm {k}, [zm64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17" table:style-name="ce4">
            <text:p>5.17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240" table:style-name="ce9">
            <text:p>32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DPD xmm {k}, [xm32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17" table:style-name="ce4">
            <text:p>2.17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P0 2P23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1" table:style-name="ce9">
            <text:p>32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DPD ymm {k}, [xm32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25" table:style-name="ce4">
            <text:p>4.25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3242" table:style-name="ce9">
            <text:p>32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ATHERDPD zmm {k}, [ym32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17" table:style-name="ce4">
            <text:p>5.17</text:p>
          </table:table-cell>
          <table:table-cell office:value-type="float" office:value="26" table:style-name="ce16">
            <text:p>2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3243" table:style-name="ce9">
            <text:p>32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QPD xmm {k}, [xm64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17" table:style-name="ce4">
            <text:p>2.17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P0 2P23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4" table:style-name="ce9">
            <text:p>32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GATHERQPD ymm {k}, [ym64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25" table:style-name="ce4">
            <text:p>4.25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3245" table:style-name="ce9">
            <text:p>32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GATHERQPD zmm {k}, [zm64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08" table:style-name="ce4">
            <text:p>5.08</text:p>
          </table:table-cell>
          <table:table-cell office:value-type="float" office:value="26" table:style-name="ce16">
            <text:p>2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3246" table:style-name="ce9">
            <text:p>32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DPS [xm32] {k}, xmm + KMOVW</text:p>
          </table:table-cell>
          <table:table-cell office:value-type="string" table:style-name="ce12">
            <text:p>MEMOP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P0 4P23 4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7" table:style-name="ce9">
            <text:p>32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DPS [ym32] {k}, y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21">
            <text:p>8</text:p>
          </table:table-cell>
          <table:table-cell office:value-type="float" office:value="20" table:style-name="ce7">
            <text:p>20</text:p>
          </table:table-cell>
          <table:table-cell office:value-type="string" table:style-name="ce14">
            <text:p>P0 8P23 8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8" table:style-name="ce9">
            <text:p>324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TTERDPS [zm32] {k}, zmm + KMOVW</text:p>
          </table:table-cell>
          <table:table-cell office:value-type="string" table:style-name="ce12">
            <text:p>MEMOP</text:p>
          </table:table-cell>
          <table:table-cell office:value-type="float" office:value="17.170000000000002" table:style-name="ce4">
            <text:p>17.17</text:p>
          </table:table-cell>
          <table:table-cell office:value-type="float" office:value="11" table:style-name="ce16">
            <text:p>11</text:p>
          </table:table-cell>
          <table:table-cell office:value-type="float" office:value="16.75" table:style-name="ce21">
            <text:p>16.75</text:p>
          </table:table-cell>
          <table:table-cell office:value-type="float" office:value="36" table:style-name="ce7">
            <text:p>36</text:p>
          </table:table-cell>
          <table:table-cell office:value-type="string" table:style-name="ce14">
            <text:p>P0 16P23 16P4 <text:s/>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49" table:style-name="ce9">
            <text:p>32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QPS [xm64] {k}, xmm + KMOVW</text:p>
          </table:table-cell>
          <table:table-cell office:value-type="string" table:style-name="ce12">
            <text:p>MEMOP</text:p>
          </table:table-cell>
          <table:table-cell office:value-type="float" office:value="5.33" table:style-name="ce4">
            <text:p>5.33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P0 4P23 4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0" table:style-name="ce9">
            <text:p>32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QPS [ym64] {k}, x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20" table:style-name="ce7">
            <text:p>20</text:p>
          </table:table-cell>
          <table:table-cell office:value-type="string" table:style-name="ce14">
            <text:p>P0 8P23 8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1" table:style-name="ce9">
            <text:p>32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TTERQPS [zm64] {k}, y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252" table:style-name="ce9">
            <text:p>32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DPD [xm32] {k}, xmm + KMOVW</text:p>
          </table:table-cell>
          <table:table-cell office:value-type="string" table:style-name="ce12">
            <text:p>MEMOP</text:p>
          </table:table-cell>
          <table:table-cell office:value-type="float" office:value="5.17" table:style-name="ce4">
            <text:p>5.17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P0 2P23 2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3" table:style-name="ce9">
            <text:p>32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DPD [xm32] {k}, y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P0 4P23 4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4" table:style-name="ce9">
            <text:p>325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TTERDPD [ym32] {k}, z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7">
            <text:p>19</text:p>
          </table:table-cell>
          <table:table-cell office:value-type="string" table:style-name="ce14">
            <text:p>P0 8P23 8P4 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5" table:style-name="ce9">
            <text:p>325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QPD [xm64] {k}, xmm + KMOVW</text:p>
          </table:table-cell>
          <table:table-cell office:value-type="string" table:style-name="ce12">
            <text:p>MEMOP</text:p>
          </table:table-cell>
          <table:table-cell office:value-type="float" office:value="5.33" table:style-name="ce4">
            <text:p>5.33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P0 2P23 2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6" table:style-name="ce9">
            <text:p>32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CATTERQPD [ym64] {k}, y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P0 4P23 4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7" table:style-name="ce9">
            <text:p>32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CATTERQPD [zm64] {k}, z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7">
            <text:p>19</text:p>
          </table:table-cell>
          <table:table-cell office:value-type="string" table:style-name="ce14">
            <text:p>P0 8P23 8P4 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8" table:style-name="ce9">
            <text:p>325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59" table:style-name="ce9">
            <text:p>325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6" table:style-name="ce4">
            <text:p>0.36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0" table:style-name="ce9">
            <text:p>326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1" table:style-name="ce9">
            <text:p>326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S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2" table:style-name="ce9">
            <text:p>326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S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3" table:style-name="ce9">
            <text:p>326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S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4" table:style-name="ce9">
            <text:p>326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US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5" table:style-name="ce9">
            <text:p>326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US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266" table:style-name="ce9">
            <text:p>326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US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267" table:style-name="ce9">
            <text:p>326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68" table:style-name="ce9">
            <text:p>326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69" table:style-name="ce9">
            <text:p>326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270" table:style-name="ce9">
            <text:p>327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S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271" table:style-name="ce9">
            <text:p>327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S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272" table:style-name="ce9">
            <text:p>327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S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273" table:style-name="ce9">
            <text:p>327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US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274" table:style-name="ce9">
            <text:p>327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DDUS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275" table:style-name="ce9">
            <text:p>327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DDUS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276" table:style-name="ce9">
            <text:p>32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DD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77" table:style-name="ce9">
            <text:p>32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DD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78" table:style-name="ce9">
            <text:p>32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DD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279" table:style-name="ce9">
            <text:p>32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D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80" table:style-name="ce9">
            <text:p>32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D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6" table:style-name="ce4">
            <text:p>0.36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281" table:style-name="ce9">
            <text:p>32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D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283" table:style-name="ce9">
            <text:p>328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B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85" table:style-name="ce9">
            <text:p>328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B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87" table:style-name="ce9">
            <text:p>328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B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89" table:style-name="ce9">
            <text:p>328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SB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1" table:style-name="ce9">
            <text:p>329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SB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3" table:style-name="ce9">
            <text:p>329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SB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5" table:style-name="ce9">
            <text:p>329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USB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7" table:style-name="ce9">
            <text:p>329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USB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299" table:style-name="ce9">
            <text:p>329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USB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1" table:style-name="ce9">
            <text:p>330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W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3" table:style-name="ce9">
            <text:p>330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W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5" table:style-name="ce9">
            <text:p>330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W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7" table:style-name="ce9">
            <text:p>330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SW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09" table:style-name="ce9">
            <text:p>330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SW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1" table:style-name="ce9">
            <text:p>331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SW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3" table:style-name="ce9">
            <text:p>331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USW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5" table:style-name="ce9">
            <text:p>331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UBUSW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7" table:style-name="ce9">
            <text:p>331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UBUSW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19" table:style-name="ce9">
            <text:p>33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UB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1" table:style-name="ce9">
            <text:p>33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UB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3" table:style-name="ce9">
            <text:p>33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UB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5" table:style-name="ce9">
            <text:p>332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UBQ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7" table:style-name="ce9">
            <text:p>33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UBQ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29" table:style-name="ce9">
            <text:p>33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UB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330" table:style-name="ce9">
            <text:p>333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L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1" table:style-name="ce9">
            <text:p>333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L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2" table:style-name="ce9">
            <text:p>333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ULL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3" table:style-name="ce9">
            <text:p>333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4" table:style-name="ce9">
            <text:p>333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5" table:style-name="ce9">
            <text:p>333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ULH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6" table:style-name="ce9">
            <text:p>333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U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7" table:style-name="ce9">
            <text:p>333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U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8" table:style-name="ce9">
            <text:p>333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ULHU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39" table:style-name="ce9">
            <text:p>33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RS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0" table:style-name="ce9">
            <text:p>334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ULHRS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1" table:style-name="ce9">
            <text:p>334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ULHRS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2" table:style-name="ce9">
            <text:p>33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DQ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3" table:style-name="ce9">
            <text:p>33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DQ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4" table:style-name="ce9">
            <text:p>334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ULDQ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5" table:style-name="ce9">
            <text:p>33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UDQ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6" table:style-name="ce9">
            <text:p>33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UDQ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7" table:style-name="ce9">
            <text:p>334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ULUDQ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48" table:style-name="ce9">
            <text:p>33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LD xmm, xmm, xmm</text:p>
          </table:table-cell>
          <table:table-cell office:value-type="float" office:value="10" table:style-name="ce12">
            <text:p>10</text:p>
          </table:table-cell>
          <table:table-cell office:value-type="float" office:value="1.08" table:style-name="ce4">
            <text:p>1.08</text:p>
          </table:table-cell>
          <table:table-cell office:value-type="float" office:value="10" table:style-name="ce16">
            <text:p>10</text:p>
          </table:table-cell>
          <table:table-cell office:value-type="float" office:value="0.66" table:style-name="ce20">
            <text:p>0.66</text:p>
          </table:table-cell>
          <table:table-cell office:value-type="float" office:value="2" table:style-name="ce7">
            <text:p>2</text:p>
          </table:table-cell>
          <table:table-cell office:value-type="string" table:style-name="ce18">
            <text:p>2P015</text:p>
          </table:table-cell>
          <table:table-cell office:value-type="string" table:style-name="ce15">
            <text:p>2P01/5?</text:p>
          </table:table-cell>
          <table:table-cell table:number-columns-repeated="16374"/>
        </table:table-row>
        <table:table-row table:style-name="ro1">
          <table:table-cell office:value-type="float" office:value="3349" table:style-name="ce9">
            <text:p>33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ULLD ymm, ymm, ymm</text:p>
          </table:table-cell>
          <table:table-cell office:value-type="float" office:value="10" table:style-name="ce12">
            <text:p>10</text:p>
          </table:table-cell>
          <table:table-cell office:value-type="float" office:value="1.08" table:style-name="ce4">
            <text:p>1.08</text:p>
          </table:table-cell>
          <table:table-cell office:value-type="float" office:value="10" table:style-name="ce16">
            <text:p>10</text:p>
          </table:table-cell>
          <table:table-cell office:value-type="float" office:value="0.66" table:style-name="ce20">
            <text:p>0.66</text:p>
          </table:table-cell>
          <table:table-cell office:value-type="float" office:value="2" table:style-name="ce7">
            <text:p>2</text:p>
          </table:table-cell>
          <table:table-cell office:value-type="string" table:style-name="ce18">
            <text:p>2P015</text:p>
          </table:table-cell>
          <table:table-cell office:value-type="string" table:style-name="ce15">
            <text:p>2P01/5?</text:p>
          </table:table-cell>
          <table:table-cell table:number-columns-repeated="16374"/>
        </table:table-row>
        <table:table-row table:style-name="ro1">
          <table:table-cell office:value-type="float" office:value="3350" table:style-name="ce9">
            <text:p>33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ULLD zmm, zmm, zmm</text:p>
          </table:table-cell>
          <table:table-cell office:value-type="float" office:value="10.9" table:style-name="ce12">
            <text:p>10.9</text:p>
          </table:table-cell>
          <table:table-cell office:value-type="float" office:value="1.08" table:style-name="ce4">
            <text:p>1.08</text:p>
          </table:table-cell>
          <table:table-cell office:value-type="float" office:value="10" table:style-name="ce16">
            <text:p>1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8">
            <text:p>2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51" table:style-name="ce9">
            <text:p>335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PMULLQ xmm, xmm, xmm</text:p>
          </table:table-cell>
          <table:table-cell office:value-type="float" office:value="15.1" table:style-name="ce12">
            <text:p>15.1</text:p>
          </table:table-cell>
          <table:table-cell office:value-type="float" office:value="1.58" table:style-name="ce4">
            <text:p>1.58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3P015</text:p>
          </table:table-cell>
          <table:table-cell office:value-type="string" table:style-name="ce15">
            <text:p>3P01/5?</text:p>
          </table:table-cell>
          <table:table-cell table:number-columns-repeated="16374"/>
        </table:table-row>
        <table:table-row table:style-name="ro1">
          <table:table-cell office:value-type="float" office:value="3352" table:style-name="ce9">
            <text:p>335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{EVEX} VPMULLQ ymm, ymm, ymm</text:p>
          </table:table-cell>
          <table:table-cell office:value-type="float" office:value="15.1" table:style-name="ce12">
            <text:p>15.1</text:p>
          </table:table-cell>
          <table:table-cell office:value-type="float" office:value="1.58" table:style-name="ce4">
            <text:p>1.58</text:p>
          </table:table-cell>
          <table:table-cell office:value-type="float" office:value="5" table:style-name="ce13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3P015</text:p>
          </table:table-cell>
          <table:table-cell office:value-type="string" table:style-name="ce15">
            <text:p>3P01/5?</text:p>
          </table:table-cell>
          <table:table-cell table:number-columns-repeated="16374"/>
        </table:table-row>
        <table:table-row table:style-name="ro1">
          <table:table-cell office:value-type="float" office:value="3353" table:style-name="ce9">
            <text:p>335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ULLQ zmm, zmm, zmm</text:p>
          </table:table-cell>
          <table:table-cell office:value-type="float" office:value="16.3" table:style-name="ce12">
            <text:p>16.3</text:p>
          </table:table-cell>
          <table:table-cell office:value-type="float" office:value="1.58" table:style-name="ce4">
            <text:p>1.58</text:p>
          </table:table-cell>
          <table:table-cell office:value-type="float" office:value="5" table:style-name="ce13">
            <text:p>5</text:p>
          </table:table-cell>
          <table:table-cell office:value-type="float" office:value="1.5" table:style-name="ce7">
            <text:p>1.5</text:p>
          </table:table-cell>
          <table:table-cell office:value-type="float" office:value="3" table:style-name="ce7">
            <text:p>3</text:p>
          </table:table-cell>
          <table:table-cell office:value-type="string" table:style-name="ce18">
            <text:p>3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354" table:style-name="ce9">
            <text:p>335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DDUBSW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5" table:style-name="ce9">
            <text:p>335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DDUBSW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6" table:style-name="ce9">
            <text:p>335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DDUBSW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7" table:style-name="ce9">
            <text:p>335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DDWD xmm, xmm, x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8" table:style-name="ce9">
            <text:p>335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DDWD ymm, ymm, ymm</text:p>
          </table:table-cell>
          <table:table-cell office:value-type="float" office:value="5" table:style-name="ce12">
            <text:p>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59" table:style-name="ce9">
            <text:p>335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DDWD zmm, zmm, zmm</text:p>
          </table:table-cell>
          <table:table-cell office:value-type="float" office:value="5.5" table:style-name="ce12">
            <text:p>5.5</text:p>
          </table:table-cell>
          <table:table-cell office:value-type="float" office:value="0.54" table:style-name="ce4">
            <text:p>0.54</text:p>
          </table:table-cell>
          <table:table-cell office:value-type="float" office:value="5" table:style-name="ce19">
            <text:p>5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21">
            <text:p>1</text:p>
          </table:table-cell>
          <table:table-cell office:value-type="string" table:style-name="ce18">
            <text:p>P05</text:p>
          </table:table-cell>
          <table:table-cell table:number-columns-repeated="16375"/>
        </table:table-row>
        <table:table-row table:style-name="ro1">
          <table:table-cell office:value-type="float" office:value="3366" table:style-name="ce9">
            <text:p>336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S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67" table:style-name="ce9">
            <text:p>336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S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68" table:style-name="ce9">
            <text:p>336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INS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69" table:style-name="ce9">
            <text:p>336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U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0" table:style-name="ce9">
            <text:p>337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U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1" table:style-name="ce9">
            <text:p>337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INU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72" table:style-name="ce9">
            <text:p>337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S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3" table:style-name="ce9">
            <text:p>337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S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4" table:style-name="ce9">
            <text:p>337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INS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75" table:style-name="ce9">
            <text:p>337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U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6" table:style-name="ce9">
            <text:p>337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INU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7" table:style-name="ce9">
            <text:p>337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INU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78" table:style-name="ce9">
            <text:p>337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INS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79" table:style-name="ce9">
            <text:p>33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INS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80" table:style-name="ce9">
            <text:p>33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INS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81" table:style-name="ce9">
            <text:p>33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INU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82" table:style-name="ce9">
            <text:p>33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INU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83" table:style-name="ce9">
            <text:p>338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INU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84" table:style-name="ce9">
            <text:p>33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INS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5" table:style-name="ce9">
            <text:p>338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INS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6" table:style-name="ce9">
            <text:p>338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INS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7" table:style-name="ce9">
            <text:p>33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INU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8" table:style-name="ce9">
            <text:p>33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INU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89" table:style-name="ce9">
            <text:p>338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INU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390" table:style-name="ce9">
            <text:p>339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S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1" table:style-name="ce9">
            <text:p>339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S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2" table:style-name="ce9">
            <text:p>339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XS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93" table:style-name="ce9">
            <text:p>339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U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4" table:style-name="ce9">
            <text:p>339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U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5" table:style-name="ce9">
            <text:p>339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XU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96" table:style-name="ce9">
            <text:p>339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S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7" table:style-name="ce9">
            <text:p>339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S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398" table:style-name="ce9">
            <text:p>339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XS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399" table:style-name="ce9">
            <text:p>339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U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0" table:style-name="ce9">
            <text:p>340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AXU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1" table:style-name="ce9">
            <text:p>340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AXU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402" table:style-name="ce9">
            <text:p>340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AXS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3" table:style-name="ce9">
            <text:p>340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AXS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4" table:style-name="ce9">
            <text:p>340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AXS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405" table:style-name="ce9">
            <text:p>34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AXU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6" table:style-name="ce9">
            <text:p>340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AXU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407" table:style-name="ce9">
            <text:p>340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AXU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408" table:style-name="ce9">
            <text:p>34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AXS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09" table:style-name="ce9">
            <text:p>340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AXS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0" table:style-name="ce9">
            <text:p>341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AXS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1" table:style-name="ce9">
            <text:p>34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AXU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2" table:style-name="ce9">
            <text:p>34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AXU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3" table:style-name="ce9">
            <text:p>34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AXU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4" table:style-name="ce9">
            <text:p>341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B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5" table:style-name="ce9">
            <text:p>341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B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6" table:style-name="ce9">
            <text:p>341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B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7" table:style-name="ce9">
            <text:p>341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UB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8" table:style-name="ce9">
            <text:p>341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UB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19" table:style-name="ce9">
            <text:p>341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UB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0" table:style-name="ce9">
            <text:p>342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W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1" table:style-name="ce9">
            <text:p>342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W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2" table:style-name="ce9">
            <text:p>342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W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3" table:style-name="ce9">
            <text:p>342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UW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4" table:style-name="ce9">
            <text:p>342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CMPUW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5" table:style-name="ce9">
            <text:p>342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UW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6" table:style-name="ce9">
            <text:p>342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D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7" table:style-name="ce9">
            <text:p>34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D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8" table:style-name="ce9">
            <text:p>342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D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29" table:style-name="ce9">
            <text:p>34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UD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0" table:style-name="ce9">
            <text:p>34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UD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1" table:style-name="ce9">
            <text:p>34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UD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2" table:style-name="ce9">
            <text:p>34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Q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3" table:style-name="ce9">
            <text:p>34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Q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4" table:style-name="ce9">
            <text:p>34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Q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5" table:style-name="ce9">
            <text:p>34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UQ k1, xmm, x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6" table:style-name="ce9">
            <text:p>343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MPUQ k1, ymm, y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7" table:style-name="ce9">
            <text:p>34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UQ k1, zmm, zmm, im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8" table:style-name="ce9">
            <text:p>343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EQB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39" table:style-name="ce9">
            <text:p>34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EQB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0" table:style-name="ce9">
            <text:p>344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EQB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1" table:style-name="ce9">
            <text:p>344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EQW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2" table:style-name="ce9">
            <text:p>344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EQW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3" table:style-name="ce9">
            <text:p>344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EQW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4" table:style-name="ce9">
            <text:p>34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EQD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5" table:style-name="ce9">
            <text:p>34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EQD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6" table:style-name="ce9">
            <text:p>34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EQD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7" table:style-name="ce9">
            <text:p>34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EQQ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8" table:style-name="ce9">
            <text:p>34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EQQ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49" table:style-name="ce9">
            <text:p>344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EQQ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0" table:style-name="ce9">
            <text:p>345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GTB k1, xmm, x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1" table:style-name="ce9">
            <text:p>345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GTB k1, ymm, y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2" table:style-name="ce9">
            <text:p>345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GTB k1, zmm, z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3" table:style-name="ce9">
            <text:p>345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GTW k1, xmm, x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4" table:style-name="ce9">
            <text:p>345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CMPGTW k1, ymm, y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5" table:style-name="ce9">
            <text:p>345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CMPGTW k1, zmm, z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6" table:style-name="ce9">
            <text:p>34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GTD k1, xmm, x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7" table:style-name="ce9">
            <text:p>34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GTD k1, ymm, y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8" table:style-name="ce9">
            <text:p>34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GTD k1, zmm, z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59" table:style-name="ce9">
            <text:p>34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GTQ k1, xmm, x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0" table:style-name="ce9">
            <text:p>346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CMPGTQ k1, ymm, y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1" table:style-name="ce9">
            <text:p>346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MPGTQ k1, zmm, zmm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2" table:style-name="ce9">
            <text:p>346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MB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3" table:style-name="ce9">
            <text:p>346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MB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4" table:style-name="ce9">
            <text:p>346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TESTMB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5" table:style-name="ce9">
            <text:p>346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MW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6" table:style-name="ce9">
            <text:p>346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MW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7" table:style-name="ce9">
            <text:p>346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TESTMW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8" table:style-name="ce9">
            <text:p>34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MD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69" table:style-name="ce9">
            <text:p>34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MD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0" table:style-name="ce9">
            <text:p>34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STMD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1" table:style-name="ce9">
            <text:p>34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MQ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2" table:style-name="ce9">
            <text:p>34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MQ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3" table:style-name="ce9">
            <text:p>34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STMQ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4" table:style-name="ce9">
            <text:p>347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NMB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5" table:style-name="ce9">
            <text:p>347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NMB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6" table:style-name="ce9">
            <text:p>347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TESTNMB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7" table:style-name="ce9">
            <text:p>347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NMW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8" table:style-name="ce9">
            <text:p>347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TESTNMW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79" table:style-name="ce9">
            <text:p>347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TESTNMW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0" table:style-name="ce9">
            <text:p>34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NMD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1" table:style-name="ce9">
            <text:p>34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NMD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2" table:style-name="ce9">
            <text:p>34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STNMD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3" table:style-name="ce9">
            <text:p>34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NMQ k1, xmm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4" table:style-name="ce9">
            <text:p>34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STNMQ k1, ymm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5" table:style-name="ce9">
            <text:p>34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STNMQ k1, zmm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487" table:style-name="ce9">
            <text:p>34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489" table:style-name="ce9">
            <text:p>34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491" table:style-name="ce9">
            <text:p>34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ND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493" table:style-name="ce9">
            <text:p>34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Q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495" table:style-name="ce9">
            <text:p>34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Q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497" table:style-name="ce9">
            <text:p>349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ND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499" table:style-name="ce9">
            <text:p>349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N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01" table:style-name="ce9">
            <text:p>35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N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03" table:style-name="ce9">
            <text:p>35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NDN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505" table:style-name="ce9">
            <text:p>35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NQ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07" table:style-name="ce9">
            <text:p>35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NDNQ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09" table:style-name="ce9">
            <text:p>35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NDN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511" table:style-name="ce9">
            <text:p>35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OR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8" table:style-name="ce4">
            <text:p>0.38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13" table:style-name="ce9">
            <text:p>35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OR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15" table:style-name="ce9">
            <text:p>35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OR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517" table:style-name="ce9">
            <text:p>35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ORQ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19" table:style-name="ce9">
            <text:p>35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ORQ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number-columns-repeated="16375"/>
        </table:table-row>
        <table:table-row table:style-name="ro1">
          <table:table-cell office:value-type="float" office:value="3521" table:style-name="ce9">
            <text:p>352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OR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523" table:style-name="ce9">
            <text:p>35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XORD xmm1, xmm1,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25" table:style-name="ce9">
            <text:p>352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XORD ymm1, ymm1,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27" table:style-name="ce9">
            <text:p>352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XORD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29" table:style-name="ce9">
            <text:p>35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XORQ xmm1 xmm1 x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31" table:style-name="ce9">
            <text:p>35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XORQ ymm1 ymm1 ymm2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33" table:style-name="ce9">
            <text:p>353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XORQ zmm1, zmm1, zmm2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office:value-type="string" table:style-name="ce15">
            <text:p>Zeroing idiom for same source registers</text:p>
          </table:table-cell>
          <table:table-cell table:number-columns-repeated="16374"/>
        </table:table-row>
        <table:table-row table:style-name="ro1">
          <table:table-cell office:value-type="float" office:value="3534" table:style-name="ce9">
            <text:p>353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W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5" table:style-name="ce9">
            <text:p>353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W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6" table:style-name="ce9">
            <text:p>353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WB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7" table:style-name="ce9">
            <text:p>353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D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8" table:style-name="ce9">
            <text:p>353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D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39" table:style-name="ce9">
            <text:p>353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D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0" table:style-name="ce9">
            <text:p>354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D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1" table:style-name="ce9">
            <text:p>35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D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2" table:style-name="ce9">
            <text:p>35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DW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3" table:style-name="ce9">
            <text:p>35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544" table:style-name="ce9">
            <text:p>35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5" table:style-name="ce9">
            <text:p>35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Q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6" table:style-name="ce9">
            <text:p>35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7" table:style-name="ce9">
            <text:p>35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8" table:style-name="ce9">
            <text:p>354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QW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49" table:style-name="ce9">
            <text:p>35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50" table:style-name="ce9">
            <text:p>35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QD x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51" table:style-name="ce9">
            <text:p>355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QD y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52" table:style-name="ce9">
            <text:p>355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SW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3" table:style-name="ce9">
            <text:p>355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SW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4" table:style-name="ce9">
            <text:p>355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SWB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5" table:style-name="ce9">
            <text:p>355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D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6" table:style-name="ce9">
            <text:p>35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D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7" table:style-name="ce9">
            <text:p>355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D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8" table:style-name="ce9">
            <text:p>355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D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59" table:style-name="ce9">
            <text:p>35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D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0" table:style-name="ce9">
            <text:p>35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DW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1" table:style-name="ce9">
            <text:p>35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2" table:style-name="ce9">
            <text:p>35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3" table:style-name="ce9">
            <text:p>35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Q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4" table:style-name="ce9">
            <text:p>35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5" table:style-name="ce9">
            <text:p>35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6" table:style-name="ce9">
            <text:p>356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QW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7" table:style-name="ce9">
            <text:p>35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D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8" table:style-name="ce9">
            <text:p>35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SQD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69" table:style-name="ce9">
            <text:p>35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QD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0" table:style-name="ce9">
            <text:p>357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USW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1" table:style-name="ce9">
            <text:p>357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USW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2" table:style-name="ce9">
            <text:p>357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USWB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3" table:style-name="ce9">
            <text:p>35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D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4" table:style-name="ce9">
            <text:p>35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D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5" table:style-name="ce9">
            <text:p>35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D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6" table:style-name="ce9">
            <text:p>35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D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7" table:style-name="ce9">
            <text:p>35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D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8" table:style-name="ce9">
            <text:p>35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DW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79" table:style-name="ce9">
            <text:p>35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B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0" table:style-name="ce9">
            <text:p>35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B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1" table:style-name="ce9">
            <text:p>35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QB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2" table:style-name="ce9">
            <text:p>35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W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3" table:style-name="ce9">
            <text:p>35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W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4" table:style-name="ce9">
            <text:p>358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QW x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5" table:style-name="ce9">
            <text:p>358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D xmm, xmm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6" table:style-name="ce9">
            <text:p>358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MOVUSQD xmm, y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7" table:style-name="ce9">
            <text:p>358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USQD ymm, z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588" table:style-name="ce9">
            <text:p>358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OVSXBW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89" table:style-name="ce9">
            <text:p>358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MOVSXBW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0" table:style-name="ce9">
            <text:p>359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SXBW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1" table:style-name="ce9">
            <text:p>359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B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2" table:style-name="ce9">
            <text:p>35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B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3" table:style-name="ce9">
            <text:p>359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B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4" table:style-name="ce9">
            <text:p>359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B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5" table:style-name="ce9">
            <text:p>35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B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6" table:style-name="ce9">
            <text:p>359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B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7" table:style-name="ce9">
            <text:p>35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W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8" table:style-name="ce9">
            <text:p>35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W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599" table:style-name="ce9">
            <text:p>35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W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0" table:style-name="ce9">
            <text:p>36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W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1" table:style-name="ce9">
            <text:p>36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W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2" table:style-name="ce9">
            <text:p>36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W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3" table:style-name="ce9">
            <text:p>360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D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4" table:style-name="ce9">
            <text:p>36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SXD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5" table:style-name="ce9">
            <text:p>360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SXDQ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6" table:style-name="ce9">
            <text:p>360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{EVEX} PMOVZXBW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7" table:style-name="ce9">
            <text:p>360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{EVEX} PMOVZXBW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8" table:style-name="ce9">
            <text:p>360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ZXBW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09" table:style-name="ce9">
            <text:p>360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B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0" table:style-name="ce9">
            <text:p>36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B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1" table:style-name="ce9">
            <text:p>361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B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2" table:style-name="ce9">
            <text:p>36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B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3" table:style-name="ce9">
            <text:p>36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B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4" table:style-name="ce9">
            <text:p>361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B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5" table:style-name="ce9">
            <text:p>36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W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6" table:style-name="ce9">
            <text:p>36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W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7" table:style-name="ce9">
            <text:p>361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W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8" table:style-name="ce9">
            <text:p>361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W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19" table:style-name="ce9">
            <text:p>36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W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0" table:style-name="ce9">
            <text:p>362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W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1" table:style-name="ce9">
            <text:p>36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D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2" table:style-name="ce9">
            <text:p>36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MOVZXD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3" table:style-name="ce9">
            <text:p>36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MOVZXDQ z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24" table:style-name="ce9">
            <text:p>362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BSB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25" table:style-name="ce9">
            <text:p>362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BSB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26" table:style-name="ce9">
            <text:p>362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BSB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27" table:style-name="ce9">
            <text:p>362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BSW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28" table:style-name="ce9">
            <text:p>362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BSW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29" table:style-name="ce9">
            <text:p>362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BSW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30" table:style-name="ce9">
            <text:p>36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BSD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31" table:style-name="ce9">
            <text:p>36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ABSD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32" table:style-name="ce9">
            <text:p>363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BSD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33" table:style-name="ce9">
            <text:p>36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ABSQ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34" table:style-name="ce9">
            <text:p>363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ABSQ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35" table:style-name="ce9">
            <text:p>363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ABSQ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36" table:style-name="ce9">
            <text:p>363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ADBW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37" table:style-name="ce9">
            <text:p>363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ADBW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38" table:style-name="ce9">
            <text:p>363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ADBW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39" table:style-name="ce9">
            <text:p>36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DBPSADBW x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0" table:style-name="ce9">
            <text:p>364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DBPSADBW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1" table:style-name="ce9">
            <text:p>364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DBPSADBW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2" table:style-name="ce9">
            <text:p>364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LIGNR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3" table:style-name="ce9">
            <text:p>364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LIGNR ymm,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4" table:style-name="ce9">
            <text:p>364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LIGNR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5" table:style-name="ce9">
            <text:p>36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ALIGND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6" table:style-name="ce9">
            <text:p>36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ALIGND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7" table:style-name="ce9">
            <text:p>364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ALIGND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8" table:style-name="ce9">
            <text:p>36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ALIGNQ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49" table:style-name="ce9">
            <text:p>36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ALIGNQ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50" table:style-name="ce9">
            <text:p>36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ALIGNQ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651" table:style-name="ce9">
            <text:p>365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VG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52" table:style-name="ce9">
            <text:p>365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VG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53" table:style-name="ce9">
            <text:p>365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VG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654" table:style-name="ce9">
            <text:p>365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VG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55" table:style-name="ce9">
            <text:p>365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VG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656" table:style-name="ce9">
            <text:p>365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VG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57" table:style-name="ce9">
            <text:p>365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LENDM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58" table:style-name="ce9">
            <text:p>365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LENDM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59" table:style-name="ce9">
            <text:p>365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LENDM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0" table:style-name="ce9">
            <text:p>366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LENDM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1" table:style-name="ce9">
            <text:p>366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LENDM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2" table:style-name="ce9">
            <text:p>366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LENDM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3" table:style-name="ce9">
            <text:p>366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LENDM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4" table:style-name="ce9">
            <text:p>36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LENDM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5" table:style-name="ce9">
            <text:p>36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LENDM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6" table:style-name="ce9">
            <text:p>36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LENDM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7" table:style-name="ce9">
            <text:p>36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LENDM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21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8" table:style-name="ce9">
            <text:p>366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LENDM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69" table:style-name="ce9">
            <text:p>3669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CONFLICTD xmm, xmm</text:p>
          </table:table-cell>
          <table:table-cell office:value-type="float" office:value="11.8" table:style-name="ce12">
            <text:p>11.8</text:p>
          </table:table-cell>
          <table:table-cell office:value-type="float" office:value="7.08" table:style-name="ce4">
            <text:p>7.08</text:p>
          </table:table-cell>
          <table:table-cell office:value-type="float" office:value="22" table:style-name="ce13">
            <text:p>22</text:p>
          </table:table-cell>
          <table:table-cell office:value-type="float" office:value="5" table:style-name="ce21">
            <text:p>5</text:p>
          </table:table-cell>
          <table:table-cell office:value-type="float" office:value="14" table:style-name="ce7">
            <text:p>14</text:p>
          </table:table-cell>
          <table:table-cell office:value-type="string" table:style-name="ce14">
            <text:p>9P01 5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70" table:style-name="ce9">
            <text:p>3670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CONFLICTD ymm, ymm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10.08" table:style-name="ce4">
            <text:p>10.08</text:p>
          </table:table-cell>
          <table:table-cell office:value-type="float" office:value="37" table:style-name="ce13">
            <text:p>37</text:p>
          </table:table-cell>
          <table:table-cell office:value-type="float" office:value="9" table:style-name="ce21">
            <text:p>9</text:p>
          </table:table-cell>
          <table:table-cell office:value-type="float" office:value="19" table:style-name="ce20">
            <text:p>19</text:p>
          </table:table-cell>
          <table:table-cell office:value-type="string" table:style-name="ce14">
            <text:p>12P01 9P5</text:p>
          </table:table-cell>
          <table:table-cell office:value-type="string" table:style-name="ce15">
            <text:p>21 uops</text:p>
          </table:table-cell>
          <table:table-cell table:number-columns-repeated="16374"/>
        </table:table-row>
        <table:table-row table:style-name="ro1">
          <table:table-cell office:value-type="float" office:value="3671" table:style-name="ce9">
            <text:p>3671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CONFLICTD zmm, zmm</text:p>
          </table:table-cell>
          <table:table-cell office:value-type="float" office:value="26.7" table:style-name="ce12">
            <text:p>26.7</text:p>
          </table:table-cell>
          <table:table-cell office:value-type="float" office:value="19.920000000000002" table:style-name="ce4">
            <text:p>19.92</text:p>
          </table:table-cell>
          <table:table-cell office:value-type="float" office:value="67" table:style-name="ce13">
            <text:p>67</text:p>
          </table:table-cell>
          <table:table-cell office:value-type="float" office:value="17.5" table:style-name="ce21">
            <text:p>17.5</text:p>
          </table:table-cell>
          <table:table-cell office:value-type="float" office:value="35" table:style-name="ce7">
            <text:p>35</text:p>
          </table:table-cell>
          <table:table-cell office:value-type="string" table:style-name="ce14">
            <text:p>16P0 17P5 2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672" table:style-name="ce9">
            <text:p>3672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CONFLICTQ xmm, xmm</text:p>
          </table:table-cell>
          <table:table-cell office:value-type="float" office:value="4" table:style-name="ce12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13">
            <text:p>5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1 2P5</text:p>
          </table:table-cell>
          <table:table-cell table:number-columns-repeated="16375"/>
        </table:table-row>
        <table:table-row table:style-name="ro1">
          <table:table-cell office:value-type="float" office:value="3673" table:style-name="ce9">
            <text:p>3673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CONFLICTQ ymm, ymm</text:p>
          </table:table-cell>
          <table:table-cell office:value-type="float" office:value="12.9" table:style-name="ce12">
            <text:p>12.9</text:p>
          </table:table-cell>
          <table:table-cell office:value-type="float" office:value="7.08" table:style-name="ce4">
            <text:p>7.08</text:p>
          </table:table-cell>
          <table:table-cell office:value-type="float" office:value="22" table:style-name="ce13">
            <text:p>22</text:p>
          </table:table-cell>
          <table:table-cell office:value-type="float" office:value="5" table:style-name="ce21">
            <text:p>5</text:p>
          </table:table-cell>
          <table:table-cell office:value-type="float" office:value="14" table:style-name="ce7">
            <text:p>14</text:p>
          </table:table-cell>
          <table:table-cell office:value-type="string" table:style-name="ce14">
            <text:p>9P01 5P5</text:p>
          </table:table-cell>
          <table:table-cell table:number-columns-repeated="16375"/>
        </table:table-row>
        <table:table-row table:style-name="ro1">
          <table:table-cell office:value-type="float" office:value="3674" table:style-name="ce9">
            <text:p>3674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CONFLICTQ zmm, zmm</text:p>
          </table:table-cell>
          <table:table-cell office:value-type="float" office:value="17.399999999999999" table:style-name="ce12">
            <text:p>17.4</text:p>
          </table:table-cell>
          <table:table-cell office:value-type="float" office:value="11.58" table:style-name="ce4">
            <text:p>11.58</text:p>
          </table:table-cell>
          <table:table-cell office:value-type="float" office:value="37" table:style-name="ce13">
            <text:p>37</text:p>
          </table:table-cell>
          <table:table-cell office:value-type="float" office:value="10.5" table:style-name="ce21">
            <text:p>10.5</text:p>
          </table:table-cell>
          <table:table-cell office:value-type="float" office:value="21" table:style-name="ce7">
            <text:p>21</text:p>
          </table:table-cell>
          <table:table-cell office:value-type="string" table:style-name="ce14">
            <text:p>9P0 10P5 2P05</text:p>
          </table:table-cell>
          <table:table-cell table:number-columns-repeated="16375"/>
        </table:table-row>
        <table:table-row table:style-name="ro1">
          <table:table-cell office:value-type="float" office:value="3675" table:style-name="ce9">
            <text:p>36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D xmm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76" table:style-name="ce9">
            <text:p>36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D ymm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77" table:style-name="ce9">
            <text:p>367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OMPRESSD zmm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78" table:style-name="ce9">
            <text:p>367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Q xmm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79" table:style-name="ce9">
            <text:p>367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Q ymm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0" table:style-name="ce9">
            <text:p>368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OMPRESSQ zmm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1" table:style-name="ce9">
            <text:p>36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D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2" table:style-name="ce9">
            <text:p>368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D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3" table:style-name="ce9">
            <text:p>368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OMPRESSD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4" table:style-name="ce9">
            <text:p>36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Q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5" table:style-name="ce9">
            <text:p>368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COMPRESSQ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6" table:style-name="ce9">
            <text:p>368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COMPRESSQ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3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7" table:style-name="ce9">
            <text:p>36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D xmm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8" table:style-name="ce9">
            <text:p>368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D ymm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89" table:style-name="ce9">
            <text:p>368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XPANDD zmm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0" table:style-name="ce9">
            <text:p>36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Q xmm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1" table:style-name="ce9">
            <text:p>369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Q ymm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2" table:style-name="ce9">
            <text:p>369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XPANDQ zmm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3" table:style-name="ce9">
            <text:p>36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D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4" table:style-name="ce9">
            <text:p>369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D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5" table:style-name="ce9">
            <text:p>369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XPANDD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6" table:style-name="ce9">
            <text:p>369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Q xmm {k}, x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7" table:style-name="ce9">
            <text:p>36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XPANDQ ymm {k}, y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8" table:style-name="ce9">
            <text:p>369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XPANDQ zmm {k}, zmm</text:p>
          </table:table-cell>
          <table:table-cell office:value-type="float" office:value="3" table:style-name="ce12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13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3699" table:style-name="ce9">
            <text:p>3699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LZCNTD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0" table:style-name="ce9">
            <text:p>3700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LZCNTD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1" table:style-name="ce9">
            <text:p>3701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LZCNTD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2" table:style-name="ce9">
            <text:p>3702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LZCNTQ xmm, x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3" table:style-name="ce9">
            <text:p>3703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LZCNTQ ymm, y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4" table:style-name="ce9">
            <text:p>3704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LZCNTQ zmm, zmm</text:p>
          </table:table-cell>
          <table:table-cell office:value-type="float" office:value="4" table:style-name="ce12">
            <text:p>4</text:p>
          </table:table-cell>
          <table:table-cell office:value-type="float" office:value="0.54" table:style-name="ce4">
            <text:p>0.54</text:p>
          </table:table-cell>
          <table:table-cell office:value-type="float" office:value="4" table:style-name="ce19">
            <text:p>4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number-columns-repeated="16375"/>
        </table:table-row>
        <table:table-row table:style-name="ro1">
          <table:table-cell office:value-type="float" office:value="3708" table:style-name="ce9">
            <text:p>370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W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09" table:style-name="ce9">
            <text:p>370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W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0" table:style-name="ce9">
            <text:p>371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LLW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11" table:style-name="ce9">
            <text:p>37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D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2" table:style-name="ce9">
            <text:p>371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D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3" table:style-name="ce9">
            <text:p>371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D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14" table:style-name="ce9">
            <text:p>37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Q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5" table:style-name="ce9">
            <text:p>37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Q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16" table:style-name="ce9">
            <text:p>371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Q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17" table:style-name="ce9">
            <text:p>371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18" table:style-name="ce9">
            <text:p>371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19" table:style-name="ce9">
            <text:p>371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LL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20" table:style-name="ce9">
            <text:p>37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21" table:style-name="ce9">
            <text:p>37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22" table:style-name="ce9">
            <text:p>372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23" table:style-name="ce9">
            <text:p>37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24" table:style-name="ce9">
            <text:p>372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25" table:style-name="ce9">
            <text:p>372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26" table:style-name="ce9">
            <text:p>372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D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27" table:style-name="ce9">
            <text:p>372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D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28" table:style-name="ce9">
            <text:p>372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LLD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29" table:style-name="ce9">
            <text:p>372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V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0" table:style-name="ce9">
            <text:p>373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LLV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1" table:style-name="ce9">
            <text:p>373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LLV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32" table:style-name="ce9">
            <text:p>373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3" table:style-name="ce9">
            <text:p>37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V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4" table:style-name="ce9">
            <text:p>37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V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35" table:style-name="ce9">
            <text:p>37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6" table:style-name="ce9">
            <text:p>373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LLV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37" table:style-name="ce9">
            <text:p>373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LLV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38" table:style-name="ce9">
            <text:p>373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W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39" table:style-name="ce9">
            <text:p>37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W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0" table:style-name="ce9">
            <text:p>374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LW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41" table:style-name="ce9">
            <text:p>37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D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2" table:style-name="ce9">
            <text:p>374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D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3" table:style-name="ce9">
            <text:p>37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D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44" table:style-name="ce9">
            <text:p>37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Q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5" table:style-name="ce9">
            <text:p>37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Q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46" table:style-name="ce9">
            <text:p>37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Q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47" table:style-name="ce9">
            <text:p>374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48" table:style-name="ce9">
            <text:p>374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49" table:style-name="ce9">
            <text:p>374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L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50" table:style-name="ce9">
            <text:p>375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51" table:style-name="ce9">
            <text:p>375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52" table:style-name="ce9">
            <text:p>375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53" table:style-name="ce9">
            <text:p>37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54" table:style-name="ce9">
            <text:p>37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55" table:style-name="ce9">
            <text:p>37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56" table:style-name="ce9">
            <text:p>375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D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57" table:style-name="ce9">
            <text:p>375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D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58" table:style-name="ce9">
            <text:p>375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LD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3759" table:style-name="ce9">
            <text:p>375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V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0" table:style-name="ce9">
            <text:p>376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LV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1" table:style-name="ce9">
            <text:p>376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LV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62" table:style-name="ce9">
            <text:p>37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3" table:style-name="ce9">
            <text:p>376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V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4" table:style-name="ce9">
            <text:p>376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V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65" table:style-name="ce9">
            <text:p>37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6" table:style-name="ce9">
            <text:p>37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LV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67" table:style-name="ce9">
            <text:p>37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LV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68" table:style-name="ce9">
            <text:p>376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W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69" table:style-name="ce9">
            <text:p>376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W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0" table:style-name="ce9">
            <text:p>377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AW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71" table:style-name="ce9">
            <text:p>37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D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2" table:style-name="ce9">
            <text:p>37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D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3" table:style-name="ce9">
            <text:p>37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D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74" table:style-name="ce9">
            <text:p>37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Q xmm, xmm, xmm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5" table:style-name="ce9">
            <text:p>37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Q ymm, y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/1 P5</text:p>
          </table:table-cell>
          <table:table-cell table:number-columns-repeated="16375"/>
        </table:table-row>
        <table:table-row table:style-name="ro1">
          <table:table-cell office:value-type="float" office:value="3776" table:style-name="ce9">
            <text:p>37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Q zmm, zmm, xmm</text:p>
          </table:table-cell>
          <table:table-cell office:value-type="float" office:value="4" table:style-name="ce12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19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number-columns-repeated="16375"/>
        </table:table-row>
        <table:table-row table:style-name="ro1">
          <table:table-cell office:value-type="float" office:value="3777" table:style-name="ce9">
            <text:p>377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78" table:style-name="ce9">
            <text:p>377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79" table:style-name="ce9">
            <text:p>377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A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80" table:style-name="ce9">
            <text:p>37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1" table:style-name="ce9">
            <text:p>37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2" table:style-name="ce9">
            <text:p>37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83" table:style-name="ce9">
            <text:p>37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4" table:style-name="ce9">
            <text:p>37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5" table:style-name="ce9">
            <text:p>37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86" table:style-name="ce9">
            <text:p>378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V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7" table:style-name="ce9">
            <text:p>378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RAV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88" table:style-name="ce9">
            <text:p>378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RAV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89" table:style-name="ce9">
            <text:p>37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0" table:style-name="ce9">
            <text:p>37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RAV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1" table:style-name="ce9">
            <text:p>37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V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92" table:style-name="ce9">
            <text:p>37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3" table:style-name="ce9">
            <text:p>37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RAV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4" table:style-name="ce9">
            <text:p>37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RAV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95" table:style-name="ce9">
            <text:p>379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6" table:style-name="ce9">
            <text:p>379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7" table:style-name="ce9">
            <text:p>379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L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798" table:style-name="ce9">
            <text:p>37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799" table:style-name="ce9">
            <text:p>379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0" table:style-name="ce9">
            <text:p>380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L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01" table:style-name="ce9">
            <text:p>38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2" table:style-name="ce9">
            <text:p>380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V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3" table:style-name="ce9">
            <text:p>380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LV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04" table:style-name="ce9">
            <text:p>380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5" table:style-name="ce9">
            <text:p>380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LV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6" table:style-name="ce9">
            <text:p>380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LV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07" table:style-name="ce9">
            <text:p>38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8" table:style-name="ce9">
            <text:p>38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09" table:style-name="ce9">
            <text:p>38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R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10" table:style-name="ce9">
            <text:p>38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Q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1" table:style-name="ce9">
            <text:p>38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Q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2" table:style-name="ce9">
            <text:p>381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RQ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13" table:style-name="ce9">
            <text:p>38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V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4" table:style-name="ce9">
            <text:p>38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V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5" table:style-name="ce9">
            <text:p>38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RV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16" table:style-name="ce9">
            <text:p>38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V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7" table:style-name="ce9">
            <text:p>38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RORV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</text:p>
          </table:table-cell>
          <table:table-cell table:number-columns-repeated="16375"/>
        </table:table-row>
        <table:table-row table:style-name="ro1">
          <table:table-cell office:value-type="float" office:value="3818" table:style-name="ce9">
            <text:p>38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RORV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number-columns-repeated="16375"/>
        </table:table-row>
        <table:table-row table:style-name="ro1">
          <table:table-cell office:value-type="float" office:value="3819" table:style-name="ce9">
            <text:p>381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RNLOGD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48" table:style-name="ce4">
            <text:p>0.48</text:p>
          </table:table-cell>
          <table:table-cell office:value-type="float" office:value="1" table:style-name="ce19">
            <text:p>1</text:p>
          </table:table-cell>
          <table:table-cell office:value-type="float" office:value="0.33" table:style-name="ce20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0" table:style-name="ce9">
            <text:p>382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RNLOGD ymm,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0.48" table:style-name="ce4">
            <text:p>0.48</text:p>
          </table:table-cell>
          <table:table-cell office:value-type="float" office:value="1" table:style-name="ce19">
            <text:p>1</text:p>
          </table:table-cell>
          <table:table-cell office:value-type="float" office:value="0.33" table:style-name="ce20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1" table:style-name="ce9">
            <text:p>382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RNLOGD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2" table:style-name="ce9">
            <text:p>38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RNLOGQ xmm,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0.48" table:style-name="ce4">
            <text:p>0.48</text:p>
          </table:table-cell>
          <table:table-cell office:value-type="float" office:value="1" table:style-name="ce19">
            <text:p>1</text:p>
          </table:table-cell>
          <table:table-cell office:value-type="float" office:value="0.33" table:style-name="ce20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3" table:style-name="ce9">
            <text:p>382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TERNLOGQ ymm, ymm, ymm, imm8</text:p>
          </table:table-cell>
          <table:table-cell office:value-type="float" office:value="0.9" table:style-name="ce12">
            <text:p>0.9</text:p>
          </table:table-cell>
          <table:table-cell office:value-type="float" office:value="0.48" table:style-name="ce4">
            <text:p>0.48</text:p>
          </table:table-cell>
          <table:table-cell office:value-type="float" office:value="1" table:style-name="ce19">
            <text:p>1</text:p>
          </table:table-cell>
          <table:table-cell office:value-type="float" office:value="0.33" table:style-name="ce20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4" table:style-name="ce9">
            <text:p>382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TERNLOGQ zmm,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9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5" table:style-name="ce9">
            <text:p>382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D r32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6" table:style-name="ce9">
            <text:p>382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D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8" table:style-name="ce9">
            <text:p>382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D xmm, [m3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9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29" table:style-name="ce9">
            <text:p>382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D [m32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4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1" table:style-name="ce9">
            <text:p>38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Q r64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2" table:style-name="ce9">
            <text:p>383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Q x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4" table:style-name="ce9">
            <text:p>38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Q xmm, [m64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9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5" table:style-name="ce9">
            <text:p>383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{EVEX} VMOVQ [m64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4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37" table:style-name="ce9">
            <text:p>383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39" table:style-name="ce9">
            <text:p>38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41" table:style-name="ce9">
            <text:p>384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32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43" table:style-name="ce9">
            <text:p>38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4" table:style-name="ce9">
            <text:p>384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5" table:style-name="ce9">
            <text:p>384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32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6" table:style-name="ce9">
            <text:p>38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7" table:style-name="ce9">
            <text:p>384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32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48" table:style-name="ce9">
            <text:p>384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32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52" table:style-name="ce9">
            <text:p>385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54" table:style-name="ce9">
            <text:p>38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56" table:style-name="ce9">
            <text:p>385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64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58" table:style-name="ce9">
            <text:p>385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59" table:style-name="ce9">
            <text:p>38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0" table:style-name="ce9">
            <text:p>38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64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1" table:style-name="ce9">
            <text:p>38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2" table:style-name="ce9">
            <text:p>386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A64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3" table:style-name="ce9">
            <text:p>386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A64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67" table:style-name="ce9">
            <text:p>38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69" table:style-name="ce9">
            <text:p>38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71" table:style-name="ce9">
            <text:p>387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8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73" table:style-name="ce9">
            <text:p>38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4" table:style-name="ce9">
            <text:p>38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5" table:style-name="ce9">
            <text:p>387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8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6" table:style-name="ce9">
            <text:p>387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7" table:style-name="ce9">
            <text:p>38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8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78" table:style-name="ce9">
            <text:p>387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8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91" table:style-name="ce9">
            <text:p>389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93" table:style-name="ce9">
            <text:p>38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95" table:style-name="ce9">
            <text:p>389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16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897" table:style-name="ce9">
            <text:p>389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98" table:style-name="ce9">
            <text:p>389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899" table:style-name="ce9">
            <text:p>389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16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00" table:style-name="ce9">
            <text:p>390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01" table:style-name="ce9">
            <text:p>390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16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02" table:style-name="ce9">
            <text:p>390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16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15" table:style-name="ce9">
            <text:p>39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17" table:style-name="ce9">
            <text:p>39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19" table:style-name="ce9">
            <text:p>391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32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21" table:style-name="ce9">
            <text:p>392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2" table:style-name="ce9">
            <text:p>392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3" table:style-name="ce9">
            <text:p>392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32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4" table:style-name="ce9">
            <text:p>392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5" table:style-name="ce9">
            <text:p>392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32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26" table:style-name="ce9">
            <text:p>392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32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39" table:style-name="ce9">
            <text:p>393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xmm, x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41" table:style-name="ce9">
            <text:p>39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ymm, ymm</text:p>
          </table:table-cell>
          <table:table-cell office:value-type="float" office:value="1" table:style-name="ce12">
            <text:p>1</text:p>
          </table:table-cell>
          <table:table-cell office:value-type="float" office:value="0.37" table:style-name="ce4">
            <text:p>0.37</text:p>
          </table:table-cell>
          <table:table-cell office:value-type="float" office:value="1" table:style-name="ce16">
            <text:p>1</text:p>
          </table:table-cell>
          <table:table-cell office:value-type="float" office:value="0.33" table:style-name="ce7">
            <text:p>0.33</text:p>
          </table:table-cell>
          <table:table-cell office:value-type="float" office:value="1" table:style-name="ce7">
            <text:p>1</text:p>
          </table:table-cell>
          <table:table-cell office:value-type="string" table:style-name="ce18">
            <text:p>P015</text:p>
          </table:table-cell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43" table:style-name="ce9">
            <text:p>394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64 zmm, zmm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7">
            <text:p>0.5</text:p>
          </table:table-cell>
          <table:table-cell office:value-type="string" table:style-name="ce21">
            <text:p>1*</text:p>
          </table:table-cell>
          <table:table-cell table:style-name="ce14"/>
          <table:table-cell office:value-type="string" table:style-name="ce15">
            <text:p>Move ellimination is supported only for different registers</text:p>
          </table:table-cell>
          <table:table-cell table:number-columns-repeated="16374"/>
        </table:table-row>
        <table:table-row table:style-name="ro1">
          <table:table-cell office:value-type="float" office:value="3945" table:style-name="ce9">
            <text:p>39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x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46" table:style-name="ce9">
            <text:p>394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y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47" table:style-name="ce9">
            <text:p>394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64 zmm, [m512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48" table:style-name="ce9">
            <text:p>394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[m128], x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49" table:style-name="ce9">
            <text:p>394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MOVDQU64 [m256], y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50" table:style-name="ce9">
            <text:p>395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DQU64 [m512], zmm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63" table:style-name="ce9">
            <text:p>396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DQA xmm, [m128]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6" table:style-name="ce16">
            <text:p>6</text:p>
          </table:table-cell>
          <table:table-cell office:value-type="float" office:value="0.5" table:style-name="ce21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4" table:style-name="ce9">
            <text:p>396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DQA ymm, [m256]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5" table:style-name="ce9">
            <text:p>396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NTDQA zmm, [m512]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7" table:style-name="ce16">
            <text:p>7</text:p>
          </table:table-cell>
          <table:table-cell office:value-type="float" office:value="0.5" table:style-name="ce21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6" table:style-name="ce9">
            <text:p>39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DQ [m128], xmm</text:p>
          </table:table-cell>
          <table:table-cell office:value-type="string" table:style-name="ce12">
            <text:p>MEMOP</text:p>
          </table:table-cell>
          <table:table-cell office:value-type="float" office:value="8.58" table:style-name="ce4">
            <text:p>8.58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7" table:style-name="ce9">
            <text:p>396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MOVNTDQ [m256], ymm</text:p>
          </table:table-cell>
          <table:table-cell office:value-type="string" table:style-name="ce12">
            <text:p>MEMOP</text:p>
          </table:table-cell>
          <table:table-cell office:value-type="float" office:value="21.25" table:style-name="ce4">
            <text:p>21.25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68" table:style-name="ce9">
            <text:p>396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MOVNTDQ [m512], zmm</text:p>
          </table:table-cell>
          <table:table-cell office:value-type="string" table:style-name="ce12">
            <text:p>MEMOP</text:p>
          </table:table-cell>
          <table:table-cell office:value-type="float" office:value="8.17" table:style-name="ce4">
            <text:p>8.17</text:p>
          </table:table-cell>
          <table:table-cell office:value-type="float" office:value="5" table:style-name="ce19">
            <text:p>5</text:p>
          </table:table-cell>
          <table:table-cell office:value-type="float" office:value="1" table:style-name="ce21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office:value-type="string" table:style-name="ce15">
            <text:p>throughput is measured <text:s/>with more than 5000 instructions</text:p>
          </table:table-cell>
          <table:table-cell table:number-columns-repeated="16374"/>
        </table:table-row>
        <table:table-row table:style-name="ro1">
          <table:table-cell office:value-type="float" office:value="3972" table:style-name="ce9">
            <text:p>397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B2M k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3" table:style-name="ce9">
            <text:p>397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B2M k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4" table:style-name="ce9">
            <text:p>397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B2M k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5" table:style-name="ce9">
            <text:p>397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W2M k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6" table:style-name="ce9">
            <text:p>397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W2M k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7" table:style-name="ce9">
            <text:p>397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W2M k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8" table:style-name="ce9">
            <text:p>397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D2M k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79" table:style-name="ce9">
            <text:p>397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D2M k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0" table:style-name="ce9">
            <text:p>398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OVD2M k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1" table:style-name="ce9">
            <text:p>398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Q2M k, x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2" table:style-name="ce9">
            <text:p>398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Q2M k, y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3" table:style-name="ce9">
            <text:p>398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OVQ2M k, zmm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0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3984" table:style-name="ce9">
            <text:p>398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M2B x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5" table:style-name="ce9">
            <text:p>398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M2B y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6" table:style-name="ce9">
            <text:p>398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M2B zmm, k</text:p>
          </table:table-cell>
          <table:table-cell office:value-type="string" table:style-name="ce12">
            <text:p>REGSET</text:p>
          </table:table-cell>
          <table:table-cell office:value-type="float" office:value="0.5" table:style-name="ce4">
            <text:p>0.5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7" table:style-name="ce9">
            <text:p>398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M2W xmm, k</text:p>
          </table:table-cell>
          <table:table-cell office:value-type="string" table:style-name="ce12">
            <text:p>REGSET</text:p>
          </table:table-cell>
          <table:table-cell office:value-type="float" office:value="0.38" table:style-name="ce4">
            <text:p>0.38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8" table:style-name="ce9">
            <text:p>398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MOVM2W y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89" table:style-name="ce9">
            <text:p>3989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MOVM2W zmm, k</text:p>
          </table:table-cell>
          <table:table-cell office:value-type="string" table:style-name="ce12">
            <text:p>REGSET</text:p>
          </table:table-cell>
          <table:table-cell office:value-type="float" office:value="0.5" table:style-name="ce4">
            <text:p>0.5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0" table:style-name="ce9">
            <text:p>3990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M2D x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1" table:style-name="ce9">
            <text:p>3991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M2D y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2" table:style-name="ce9">
            <text:p>3992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OVM2D zmm, k</text:p>
          </table:table-cell>
          <table:table-cell office:value-type="string" table:style-name="ce12">
            <text:p>REGSET</text:p>
          </table:table-cell>
          <table:table-cell office:value-type="float" office:value="0.5" table:style-name="ce4">
            <text:p>0.5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3" table:style-name="ce9">
            <text:p>399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M2Q x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4" table:style-name="ce9">
            <text:p>3994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PMOVM2Q ymm, k</text:p>
          </table:table-cell>
          <table:table-cell office:value-type="string" table:style-name="ce12">
            <text:p>REGSET</text:p>
          </table:table-cell>
          <table:table-cell office:value-type="float" office:value="0.37" table:style-name="ce4">
            <text:p>0.3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3995" table:style-name="ce9">
            <text:p>399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PMOVM2Q zmm, k</text:p>
          </table:table-cell>
          <table:table-cell office:value-type="string" table:style-name="ce12">
            <text:p>REGSET</text:p>
          </table:table-cell>
          <table:table-cell office:value-type="float" office:value="0.5" table:style-name="ce4">
            <text:p>0.5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08" table:style-name="ce9">
            <text:p>400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ROADCASTB xmm, r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09" table:style-name="ce9">
            <text:p>400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ROADCASTB ymm, r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0" table:style-name="ce9">
            <text:p>401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ROADCASTB zmm, r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1" table:style-name="ce9">
            <text:p>401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ROADCASTW xmm, r16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2" table:style-name="ce9">
            <text:p>401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BROADCASTW ymm, r16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3" table:style-name="ce9">
            <text:p>401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ROADCASTW zmm, r16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4" table:style-name="ce9">
            <text:p>40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ROADCASTD x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5" table:style-name="ce9">
            <text:p>401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ROADCASTD y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6" table:style-name="ce9">
            <text:p>401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ROADCASTD zmm, r32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7" table:style-name="ce9">
            <text:p>40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ROADCASTQ x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8" table:style-name="ce9">
            <text:p>401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BROADCASTQ y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19" table:style-name="ce9">
            <text:p>401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ROADCASTQ zmm, r64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20" table:style-name="ce9">
            <text:p>402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BROADCASTB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21" table:style-name="ce9">
            <text:p>402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BROADCASTB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22" table:style-name="ce9">
            <text:p>402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ROADCASTB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3" table:style-name="ce9">
            <text:p>402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BROADCASTW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3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4" table:style-name="ce9">
            <text:p>402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BROADCASTW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5" table:style-name="ce9">
            <text:p>402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BROADCASTW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6" table:style-name="ce9">
            <text:p>402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BROADCASTD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7" table:style-name="ce9">
            <text:p>402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BROADCASTD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8" table:style-name="ce9">
            <text:p>402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ROADCASTD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29" table:style-name="ce9">
            <text:p>40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BROADCASTQ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0" table:style-name="ce9">
            <text:p>403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BROADCASTQ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1" table:style-name="ce9">
            <text:p>403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BROADCASTQ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2" table:style-name="ce9">
            <text:p>4032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I32X2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3" table:style-name="ce9">
            <text:p>4033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I32X2 y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4" table:style-name="ce9">
            <text:p>403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I32X2 z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35" table:style-name="ce9">
            <text:p>403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BROADCASTI32X4 y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4036" table:style-name="ce9">
            <text:p>403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I32X4 z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4037" table:style-name="ce9">
            <text:p>4037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I32X8 z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number-columns-repeated="16375"/>
        </table:table-row>
        <table:table-row table:style-name="ro1">
          <table:table-cell office:value-type="float" office:value="4038" table:style-name="ce9">
            <text:p>4038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BROADCASTI64X2 y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39" table:style-name="ce9">
            <text:p>403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BROADCASTI64X2 zmm, [m128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40" table:style-name="ce9">
            <text:p>404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BROADCASTI64X4 zmm, [m256]</text:p>
          </table:table-cell>
          <table:table-cell office:value-type="string" table:style-name="ce12">
            <text:p>MEMOP</text:p>
          </table:table-cell>
          <table:table-cell office:value-type="float" office:value="0.5" table:style-name="ce4">
            <text:p>0.5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23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41" table:style-name="ce9">
            <text:p>4041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BROADCASTMB2Q x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2" table:style-name="ce9">
            <text:p>4042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BROADCASTMB2Q y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3" table:style-name="ce9">
            <text:p>4043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BROADCASTMB2Q z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4" table:style-name="ce9">
            <text:p>4044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BROADCASTMW2D x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5" table:style-name="ce9">
            <text:p>4045</text:p>
          </table:table-cell>
          <table:table-cell office:value-type="string" table:style-name="ce10">
            <text:p>AVX512VLCD</text:p>
          </table:table-cell>
          <table:table-cell office:value-type="string" table:style-name="ce11">
            <text:p>VPBROADCASTMW2D y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6" table:style-name="ce9">
            <text:p>4046</text:p>
          </table:table-cell>
          <table:table-cell office:value-type="string" table:style-name="ce10">
            <text:p>AVX512CD</text:p>
          </table:table-cell>
          <table:table-cell office:value-type="string" table:style-name="ce11">
            <text:p>VPBROADCASTMW2D zmm, k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047" table:style-name="ce9">
            <text:p>404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{EVEX} VPEXTRB r32, xmm, i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48" table:style-name="ce9">
            <text:p>404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{EVEX} VPEXTRW r32, xmm, i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49" table:style-name="ce9">
            <text:p>4049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{EVEX} VPEXTRD r32, xmm, i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0" table:style-name="ce9">
            <text:p>405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{EVEX} VPEXTRQ r64, xmm, im8</text:p>
          </table:table-cell>
          <table:table-cell office:value-type="string" table:style-name="ce12">
            <text:p>REGSET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0 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1" table:style-name="ce9">
            <text:p>405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{EVEX} VPINSRB xmm, xmm, r32, im8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2" table:style-name="ce9">
            <text:p>405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{EVEX} VPINSRW xmm, xmm, r32, im8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3" table:style-name="ce9">
            <text:p>405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{EVEX} VPINSRD xmm, xmm, r32, im8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4" table:style-name="ce9">
            <text:p>405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{EVEX} VPINSRQ xmm, xmm, r64, im8</text:p>
          </table:table-cell>
          <table:table-cell office:value-type="string" table:style-name="ce12">
            <text:p>REGSET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59" table:style-name="ce9">
            <text:p>405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TRACTI32X4 x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0" table:style-name="ce9">
            <text:p>406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I32X4 x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1" table:style-name="ce9">
            <text:p>406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EXTRACTI32X4 [m128], y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2" table:style-name="ce9">
            <text:p>406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I32X4 [m128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3" table:style-name="ce9">
            <text:p>4063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I32X8 y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4" table:style-name="ce9">
            <text:p>4064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I32X8 [m256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5" table:style-name="ce9">
            <text:p>4065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EXTRACTI64X2 x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6" table:style-name="ce9">
            <text:p>4066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I64X2 x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7" table:style-name="ce9">
            <text:p>406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EXTRACTI64X2 [m128], y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8" table:style-name="ce9">
            <text:p>406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EXTRACTI64X2 [m128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69" table:style-name="ce9">
            <text:p>406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I64X4 y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0" table:style-name="ce9">
            <text:p>40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EXTRACTI64X4 [m256], zmm, imm8</text:p>
          </table:table-cell>
          <table:table-cell office:value-type="string" table:style-name="ce12">
            <text:p>MEMOP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2^</text:p>
          </table:table-cell>
          <table:table-cell office:value-type="string" table:style-name="ce14">
            <text:p>P237 P4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1" table:style-name="ce9">
            <text:p>40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INSERTI32X4 ymm, y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2" table:style-name="ce9">
            <text:p>407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I32X4 zmm, z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3" table:style-name="ce9">
            <text:p>407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INSERTI32X4 ymm, y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74" table:style-name="ce9">
            <text:p>407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I32X4 zmm, z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75" table:style-name="ce9">
            <text:p>4075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I32X8 zmm, z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6" table:style-name="ce9">
            <text:p>4076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I32X8 zmm, zmm, [m256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77" table:style-name="ce9">
            <text:p>4077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INSERTI64X2 ymm, y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8" table:style-name="ce9">
            <text:p>4078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I64X2 zmm, zmm, x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79" table:style-name="ce9">
            <text:p>4079</text:p>
          </table:table-cell>
          <table:table-cell office:value-type="string" table:style-name="ce10">
            <text:p>AVX512VLDQ</text:p>
          </table:table-cell>
          <table:table-cell office:value-type="string" table:style-name="ce11">
            <text:p>VINSERTI64X2 ymm, y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1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80" table:style-name="ce9">
            <text:p>4080</text:p>
          </table:table-cell>
          <table:table-cell office:value-type="string" table:style-name="ce10">
            <text:p>AVX512DQ</text:p>
          </table:table-cell>
          <table:table-cell office:value-type="string" table:style-name="ce11">
            <text:p>VINSERTI64X2 zmm, zmm, [m128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81" table:style-name="ce9">
            <text:p>408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I64X4 zmm, z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2" table:style-name="ce9">
            <text:p>40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INSERTI64X4 zmm, zmm, [m256], imm8</text:p>
          </table:table-cell>
          <table:table-cell office:value-type="string" table:style-name="ce12">
            <text:p>MEMOP</text:p>
          </table:table-cell>
          <table:table-cell office:value-type="float" office:value="1.08" table:style-name="ce4">
            <text:p>1.08</text:p>
          </table:table-cell>
          <table:table-cell office:value-type="float" office:value="8" table:style-name="ce16">
            <text:p>8</text:p>
          </table:table-cell>
          <table:table-cell office:value-type="float" office:value="0.5" table:style-name="ce20">
            <text:p>0.5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P23 P05</text:p>
          </table:table-cell>
          <table:table-cell office:value-type="string" table:style-name="ce15">
            <text:p>P23 P5?</text:p>
          </table:table-cell>
          <table:table-cell table:number-columns-repeated="16374"/>
        </table:table-row>
        <table:table-row table:style-name="ro1">
          <table:table-cell office:value-type="float" office:value="4083" table:style-name="ce9">
            <text:p>408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SSW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4" table:style-name="ce9">
            <text:p>408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SSW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5" table:style-name="ce9">
            <text:p>4085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CKSSW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6" table:style-name="ce9">
            <text:p>408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USW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7" table:style-name="ce9">
            <text:p>4087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USW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8" table:style-name="ce9">
            <text:p>4088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CKUSW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89" table:style-name="ce9">
            <text:p>408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SSD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090" table:style-name="ce9">
            <text:p>409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SSD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1" table:style-name="ce9">
            <text:p>409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CKSSD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2" table:style-name="ce9">
            <text:p>409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USD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3" table:style-name="ce9">
            <text:p>409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ACKUSD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4" table:style-name="ce9">
            <text:p>409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ACKUSD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5" table:style-name="ce9">
            <text:p>409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LB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6" table:style-name="ce9">
            <text:p>409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LB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7" table:style-name="ce9">
            <text:p>409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UNPCKLB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8" table:style-name="ce9">
            <text:p>409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HBW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099" table:style-name="ce9">
            <text:p>409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HBW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0" table:style-name="ce9">
            <text:p>410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UNPCKHBW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1" table:style-name="ce9">
            <text:p>410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LW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2" table:style-name="ce9">
            <text:p>410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LW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3" table:style-name="ce9">
            <text:p>4103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UNPCKLW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4" table:style-name="ce9">
            <text:p>4104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HWD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5" table:style-name="ce9">
            <text:p>410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UNPCKHWD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6" table:style-name="ce9">
            <text:p>4106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UNPCKHWD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7" table:style-name="ce9">
            <text:p>410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L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8" table:style-name="ce9">
            <text:p>410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L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09" table:style-name="ce9">
            <text:p>410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UNPCKL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0" table:style-name="ce9">
            <text:p>411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H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1" table:style-name="ce9">
            <text:p>411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H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2" table:style-name="ce9">
            <text:p>411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UNPCKH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3" table:style-name="ce9">
            <text:p>411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LQ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4" table:style-name="ce9">
            <text:p>411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LQ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5" table:style-name="ce9">
            <text:p>411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UNPCKLQ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6" table:style-name="ce9">
            <text:p>411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HQDQ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7" table:style-name="ce9">
            <text:p>411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UNPCKHQDQ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8" table:style-name="ce9">
            <text:p>411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UNPCKHQDQ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19" table:style-name="ce9">
            <text:p>411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B xmm, xmm, x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0" table:style-name="ce9">
            <text:p>412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B ymm, ymm, y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1" table:style-name="ce9">
            <text:p>4121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HUFB zmm, zmm, zmm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2" table:style-name="ce9">
            <text:p>412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L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3" table:style-name="ce9">
            <text:p>412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L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4" table:style-name="ce9">
            <text:p>412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HUFL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5" table:style-name="ce9">
            <text:p>4125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HW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6" table:style-name="ce9">
            <text:p>4126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{EVEX} VPSHUFHW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7" table:style-name="ce9">
            <text:p>4127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SHUFHW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8" table:style-name="ce9">
            <text:p>412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HUFD xmm, x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29" table:style-name="ce9">
            <text:p>412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SHUFD ymm, y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0" table:style-name="ce9">
            <text:p>413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HUFD zmm, zmm, imm8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1" table:style-name="ce9">
            <text:p>413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HUFI32X4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2" table:style-name="ce9">
            <text:p>413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I32X4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3" table:style-name="ce9">
            <text:p>413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SHUFI64X2 ymm,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4" table:style-name="ce9">
            <text:p>413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SHUFI64X2 zmm,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38" table:style-name="ce9">
            <text:p>4138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W xmm, xmm, x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4139" table:style-name="ce9">
            <text:p>4139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W ymm, ymm, y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4140" table:style-name="ce9">
            <text:p>4140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ERMW zmm, zmm, zmm</text:p>
          </table:table-cell>
          <table:table-cell office:value-type="float" office:value="6" table:style-name="ce12">
            <text:p>6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14">
            <text:p>2P5</text:p>
          </table:table-cell>
          <table:table-cell table:number-columns-repeated="16375"/>
        </table:table-row>
        <table:table-row table:style-name="ro1">
          <table:table-cell office:value-type="float" office:value="4141" table:style-name="ce9">
            <text:p>414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2" table:style-name="ce9">
            <text:p>414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3" table:style-name="ce9">
            <text:p>414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4" table:style-name="ce9">
            <text:p>414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5" table:style-name="ce9">
            <text:p>414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{EVEX} VPERMQ ymm, y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46" table:style-name="ce9">
            <text:p>414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Q zmm, zmm, imm8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0" table:style-name="ce9">
            <text:p>4150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I2W xmm, xmm, x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number-columns-repeated="16375"/>
        </table:table-row>
        <table:table-row table:style-name="ro1">
          <table:table-cell office:value-type="float" office:value="4151" table:style-name="ce9">
            <text:p>4151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I2W ymm, ymm, y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number-columns-repeated="16375"/>
        </table:table-row>
        <table:table-row table:style-name="ro1">
          <table:table-cell office:value-type="float" office:value="4152" table:style-name="ce9">
            <text:p>4152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ERMI2W zmm, zmm, z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number-columns-repeated="16375"/>
        </table:table-row>
        <table:table-row table:style-name="ro1">
          <table:table-cell office:value-type="float" office:value="4153" table:style-name="ce9">
            <text:p>415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D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4" table:style-name="ce9">
            <text:p>415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5" table:style-name="ce9">
            <text:p>415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2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6" table:style-name="ce9">
            <text:p>415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7" table:style-name="ce9">
            <text:p>415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I2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58" table:style-name="ce9">
            <text:p>415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I2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number-columns-repeated="16375"/>
        </table:table-row>
        <table:table-row table:style-name="ro1">
          <table:table-cell office:value-type="float" office:value="4162" table:style-name="ce9">
            <text:p>4162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T2W xmm, xmm, x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number-columns-repeated="16375"/>
        </table:table-row>
        <table:table-row table:style-name="ro1">
          <table:table-cell office:value-type="float" office:value="4163" table:style-name="ce9">
            <text:p>4163</text:p>
          </table:table-cell>
          <table:table-cell office:value-type="string" table:style-name="ce10">
            <text:p>AVX512VLBW</text:p>
          </table:table-cell>
          <table:table-cell office:value-type="string" table:style-name="ce11">
            <text:p>VPERMT2W ymm, ymm, y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4" table:style-name="ce9">
            <text:p>4164</text:p>
          </table:table-cell>
          <table:table-cell office:value-type="string" table:style-name="ce10">
            <text:p>AVX512BW</text:p>
          </table:table-cell>
          <table:table-cell office:value-type="string" table:style-name="ce11">
            <text:p>VPERMT2W zmm, zmm, zmm</text:p>
          </table:table-cell>
          <table:table-cell office:value-type="float" office:value="7" table:style-name="ce12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16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string" table:style-name="ce14">
            <text:p>P0 2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5" table:style-name="ce9">
            <text:p>416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D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6" table:style-name="ce9">
            <text:p>416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D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7" table:style-name="ce9">
            <text:p>4167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T2D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8" table:style-name="ce9">
            <text:p>416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Q xmm, xmm, x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69" table:style-name="ce9">
            <text:p>416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ERMT2Q ymm, ymm, y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70" table:style-name="ce9">
            <text:p>4170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ERMT2Q zmm, zmm, zmm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7">
            <text:p>1</text:p>
          </table:table-cell>
          <table:table-cell office:value-type="string" table:style-name="ce14">
            <text:p>P5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71" table:style-name="ce9">
            <text:p>417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DD xmm {k}, [xm32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table:style-name="ce16"/>
          <table:table-cell table:style-name="ce21"/>
          <table:table-cell table:style-name="ce7"/>
          <table:table-cell table:style-name="ce21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172" table:style-name="ce9">
            <text:p>417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DD ymm {k}, [ym32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08" table:style-name="ce4">
            <text:p>5.08</text:p>
          </table:table-cell>
          <table:table-cell office:value-type="float" office:value="27" table:style-name="ce16">
            <text:p>27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1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4173" table:style-name="ce9">
            <text:p>4173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GATHERDD zmm {k}, [zm32] + KMOVW</text:p>
          </table:table-cell>
          <table:table-cell office:value-type="float" office:value="25.2" table:style-name="ce12">
            <text:p>25.2</text:p>
          </table:table-cell>
          <table:table-cell office:value-type="float" office:value="9.33" table:style-name="ce4">
            <text:p>9.33</text:p>
          </table:table-cell>
          <table:table-cell office:value-type="float" office:value="30" table:style-name="ce16">
            <text:p>30</text:p>
          </table:table-cell>
          <table:table-cell office:value-type="float" office:value="9.75" table:style-name="ce21">
            <text:p>9.7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16P23 2P56</text:p>
          </table:table-cell>
          <table:table-cell office:value-type="string" table:style-name="ce15">
            <text:p>19 uops</text:p>
          </table:table-cell>
          <table:table-cell table:number-columns-repeated="16374"/>
        </table:table-row>
        <table:table-row table:style-name="ro1">
          <table:table-cell office:value-type="float" office:value="4174" table:style-name="ce9">
            <text:p>417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QD xmm {k}, [xm64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08" table:style-name="ce4">
            <text:p>2.08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4175" table:style-name="ce9">
            <text:p>4175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QD xmm {k}, [ym64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20">
            <text:p>2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1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4176" table:style-name="ce9">
            <text:p>4176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GATHERQD ymm {k}, [zm64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08" table:style-name="ce4">
            <text:p>5.08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0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16P23 2P56</text:p>
          </table:table-cell>
          <table:table-cell office:value-type="string" table:style-name="ce15">
            <text:p>19 uops</text:p>
          </table:table-cell>
          <table:table-cell table:number-columns-repeated="16374"/>
        </table:table-row>
        <table:table-row table:style-name="ro1">
          <table:table-cell office:value-type="float" office:value="4177" table:style-name="ce9">
            <text:p>417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DQ xmm {k}, [xm32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17" table:style-name="ce4">
            <text:p>2.17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P0 2P23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78" table:style-name="ce9">
            <text:p>4178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DQ ymm {k}, [xm32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4179" table:style-name="ce9">
            <text:p>4179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GATHERDQ zmm {k}, [ym32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.08" table:style-name="ce4">
            <text:p>5.08</text:p>
          </table:table-cell>
          <table:table-cell office:value-type="float" office:value="26" table:style-name="ce16">
            <text:p>2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4180" table:style-name="ce9">
            <text:p>418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QQ xmm {k}, [xm64] + KMOVW</text:p>
          </table:table-cell>
          <table:table-cell office:value-type="float" office:value="17.100000000000001" table:style-name="ce12">
            <text:p>17.1</text:p>
          </table:table-cell>
          <table:table-cell office:value-type="float" office:value="2.33" table:style-name="ce4">
            <text:p>2.33</text:p>
          </table:table-cell>
          <table:table-cell office:value-type="float" office:value="22" table:style-name="ce16">
            <text:p>22</text:p>
          </table:table-cell>
          <table:table-cell office:value-type="float" office:value="2" table:style-name="ce21">
            <text:p>2</text:p>
          </table:table-cell>
          <table:table-cell office:value-type="float" office:value="5" table:style-name="ce7">
            <text:p>5</text:p>
          </table:table-cell>
          <table:table-cell office:value-type="string" table:style-name="ce14">
            <text:p>P0 2P23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1" table:style-name="ce9">
            <text:p>4181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GATHERQQ ymm {k}, [ym64] + KMOVW</text:p>
          </table:table-cell>
          <table:table-cell office:value-type="float" office:value="19.100000000000001" table:style-name="ce12">
            <text:p>19.1</text:p>
          </table:table-cell>
          <table:table-cell office:value-type="float" office:value="4.17" table:style-name="ce4">
            <text:p>4.17</text:p>
          </table:table-cell>
          <table:table-cell office:value-type="float" office:value="25" table:style-name="ce16">
            <text:p>25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4P23 2P156</text:p>
          </table:table-cell>
          <table:table-cell office:value-type="string" table:style-name="ce15">
            <text:p>7 uops</text:p>
          </table:table-cell>
          <table:table-cell table:number-columns-repeated="16374"/>
        </table:table-row>
        <table:table-row table:style-name="ro1">
          <table:table-cell office:value-type="float" office:value="4182" table:style-name="ce9">
            <text:p>4182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GATHERQQ zmm {k}, [zm64] + KMOVW</text:p>
          </table:table-cell>
          <table:table-cell office:value-type="float" office:value="21.1" table:style-name="ce12">
            <text:p>21.1</text:p>
          </table:table-cell>
          <table:table-cell office:value-type="float" office:value="5" table:style-name="ce4">
            <text:p>5</text:p>
          </table:table-cell>
          <table:table-cell office:value-type="float" office:value="26" table:style-name="ce16">
            <text:p>26</text:p>
          </table:table-cell>
          <table:table-cell office:value-type="float" office:value="5" table:style-name="ce21">
            <text:p>5</text:p>
          </table:table-cell>
          <table:table-cell office:value-type="float" office:value="5" table:style-name="ce20">
            <text:p>5</text:p>
          </table:table-cell>
          <table:table-cell office:value-type="string" table:style-name="ce14">
            <text:p>P0 8P23 2P56</text:p>
          </table:table-cell>
          <table:table-cell office:value-type="string" table:style-name="ce15">
            <text:p>11 uops</text:p>
          </table:table-cell>
          <table:table-cell table:number-columns-repeated="16374"/>
        </table:table-row>
        <table:table-row table:style-name="ro1">
          <table:table-cell office:value-type="float" office:value="4183" table:style-name="ce9">
            <text:p>418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DD [xm32] {k}, x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P0 4P23 4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4" table:style-name="ce9">
            <text:p>4184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DD [ym32] {k}, y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2" table:style-name="ce16">
            <text:p>12</text:p>
          </table:table-cell>
          <table:table-cell office:value-type="float" office:value="8" table:style-name="ce21">
            <text:p>8</text:p>
          </table:table-cell>
          <table:table-cell office:value-type="float" office:value="20" table:style-name="ce7">
            <text:p>20</text:p>
          </table:table-cell>
          <table:table-cell office:value-type="string" table:style-name="ce14">
            <text:p>P0 8P23 8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5" table:style-name="ce9">
            <text:p>4185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CATTERDD [zm32] {k}, zmm + KMOVW</text:p>
          </table:table-cell>
          <table:table-cell office:value-type="string" table:style-name="ce12">
            <text:p>MEMOP</text:p>
          </table:table-cell>
          <table:table-cell office:value-type="float" office:value="16.829999999999998" table:style-name="ce4">
            <text:p>16.83</text:p>
          </table:table-cell>
          <table:table-cell office:value-type="float" office:value="12" table:style-name="ce16">
            <text:p>12</text:p>
          </table:table-cell>
          <table:table-cell office:value-type="float" office:value="16.75" table:style-name="ce21">
            <text:p>16.75</text:p>
          </table:table-cell>
          <table:table-cell office:value-type="float" office:value="36" table:style-name="ce7">
            <text:p>36</text:p>
          </table:table-cell>
          <table:table-cell office:value-type="string" table:style-name="ce14">
            <text:p>P0 16P23 16P4 <text:s/>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6" table:style-name="ce9">
            <text:p>4186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QD [xm64] {k}, xmm + KMOVW</text:p>
          </table:table-cell>
          <table:table-cell office:value-type="string" table:style-name="ce12">
            <text:p>MEMOP</text:p>
          </table:table-cell>
          <table:table-cell office:value-type="float" office:value="5.17" table:style-name="ce4">
            <text:p>5.17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1">
            <text:p>4</text:p>
          </table:table-cell>
          <table:table-cell office:value-type="float" office:value="12" table:style-name="ce7">
            <text:p>12</text:p>
          </table:table-cell>
          <table:table-cell office:value-type="string" table:style-name="ce14">
            <text:p>P0 4P23 4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7" table:style-name="ce9">
            <text:p>4187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QD [ym64] {k}, x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2" table:style-name="ce16">
            <text:p>12</text:p>
          </table:table-cell>
          <table:table-cell office:value-type="float" office:value="4" table:style-name="ce20">
            <text:p>4</text:p>
          </table:table-cell>
          <table:table-cell office:value-type="float" office:value="20" table:style-name="ce7">
            <text:p>20</text:p>
          </table:table-cell>
          <table:table-cell office:value-type="string" table:style-name="ce14">
            <text:p>P0 8P23 8P4 P5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88" table:style-name="ce9">
            <text:p>4188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CATTERQD [zm64] {k}, y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table:style-name="ce10"/>
          <table:table-cell table:style-name="ce14"/>
          <table:table-cell table:style-name="ce7"/>
          <table:table-cell table:style-name="ce14"/>
          <table:table-cell office:value-type="string" table:style-name="ce15">
            <text:p>unsupported in IACA 2.3, undocumented in in 336289-002</text:p>
          </table:table-cell>
          <table:table-cell table:number-columns-repeated="16374"/>
        </table:table-row>
        <table:table-row table:style-name="ro1">
          <table:table-cell office:value-type="float" office:value="4189" table:style-name="ce9">
            <text:p>4189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DQ [xm32] {k}, xmm + KMOVW</text:p>
          </table:table-cell>
          <table:table-cell office:value-type="string" table:style-name="ce12">
            <text:p>MEMOP</text:p>
          </table:table-cell>
          <table:table-cell office:value-type="float" office:value="5.17" table:style-name="ce4">
            <text:p>5.17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P0 2P23 2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0" table:style-name="ce9">
            <text:p>4190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DQ [xm32] {k}, y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P0 4P23 4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1" table:style-name="ce9">
            <text:p>4191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CATTERDQ [ym32] {k}, z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7">
            <text:p>19</text:p>
          </table:table-cell>
          <table:table-cell office:value-type="string" table:style-name="ce14">
            <text:p>P0 8P23 8P4 2P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2" table:style-name="ce9">
            <text:p>4192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QQ [xm64] {k}, xmm + KMOVW</text:p>
          </table:table-cell>
          <table:table-cell office:value-type="string" table:style-name="ce12">
            <text:p>MEMOP</text:p>
          </table:table-cell>
          <table:table-cell office:value-type="float" office:value="5.17" table:style-name="ce4">
            <text:p>5.17</text:p>
          </table:table-cell>
          <table:table-cell office:value-type="float" office:value="11" table:style-name="ce16">
            <text:p>11</text:p>
          </table:table-cell>
          <table:table-cell office:value-type="float" office:value="2" table:style-name="ce21">
            <text:p>2</text:p>
          </table:table-cell>
          <table:table-cell office:value-type="float" office:value="7" table:style-name="ce7">
            <text:p>7</text:p>
          </table:table-cell>
          <table:table-cell office:value-type="string" table:style-name="ce14">
            <text:p>P0 2P23 2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3" table:style-name="ce9">
            <text:p>4193</text:p>
          </table:table-cell>
          <table:table-cell office:value-type="string" table:style-name="ce10">
            <text:p>AVX512VL</text:p>
          </table:table-cell>
          <table:table-cell office:value-type="string" table:style-name="ce11">
            <text:p>VPSCATTERQQ [ym64] {k}, ymm + KMOVW</text:p>
          </table:table-cell>
          <table:table-cell office:value-type="string" table:style-name="ce12">
            <text:p>MEMOP</text:p>
          </table:table-cell>
          <table:table-cell office:value-type="float" office:value="6.17" table:style-name="ce4">
            <text:p>6.17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21">
            <text:p>4</text:p>
          </table:table-cell>
          <table:table-cell office:value-type="float" office:value="11" table:style-name="ce7">
            <text:p>11</text:p>
          </table:table-cell>
          <table:table-cell office:value-type="string" table:style-name="ce14">
            <text:p>P0 4P23 4P4 2P156</text:p>
          </table:table-cell>
          <table:table-cell table:style-name="ce15"/>
          <table:table-cell table:number-columns-repeated="16374"/>
        </table:table-row>
        <table:table-row table:style-name="ro1">
          <table:table-cell office:value-type="float" office:value="4194" table:style-name="ce9">
            <text:p>4194</text:p>
          </table:table-cell>
          <table:table-cell office:value-type="string" table:style-name="ce10">
            <text:p>AVX512F</text:p>
          </table:table-cell>
          <table:table-cell office:value-type="string" table:style-name="ce11">
            <text:p>VPSCATTERQQ [zm64] {k}, zmm + KMOVW</text:p>
          </table:table-cell>
          <table:table-cell office:value-type="string" table:style-name="ce12">
            <text:p>MEMOP</text:p>
          </table:table-cell>
          <table:table-cell office:value-type="float" office:value="9.17" table:style-name="ce4">
            <text:p>9.17</text:p>
          </table:table-cell>
          <table:table-cell office:value-type="float" office:value="11" table:style-name="ce16">
            <text:p>11</text:p>
          </table:table-cell>
          <table:table-cell office:value-type="float" office:value="8" table:style-name="ce21">
            <text:p>8</text:p>
          </table:table-cell>
          <table:table-cell office:value-type="float" office:value="19" table:style-name="ce7">
            <text:p>19</text:p>
          </table:table-cell>
          <table:table-cell office:value-type="string" table:style-name="ce14">
            <text:p>P0 8P23 8P4 2P56</text:p>
          </table:table-cell>
          <table:table-cell table:style-name="ce15"/>
          <table:table-cell table:number-columns-repeated="16374"/>
        </table:table-row>
        <table:table-row table:number-rows-repeated="1047104" table:style-name="ro1">
          <table:table-cell table:number-columns-repeated="16384"/>
        </table:table-row>
      </table:table>
      <table:table table:name="Sources,_Notations,_Remarks" table:style-name="ta1">
        <table:table-column table:style-name="co12" table:default-cell-style-name="ce1"/>
        <table:table-column table:style-name="co13" table:default-cell-style-name="ce1"/>
        <table:table-column table:style-name="co11" table:number-columns-repeated="16382" table:default-cell-style-name="ce1"/>
        <table:table-row table:style-name="ro1">
          <table:table-cell office:value-type="string" table:number-columns-spanned="9" table:number-rows-spanned="1" table:style-name="ce29">
            <text:p>Sources: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0">
            <text:p>Intel® Xeon® Scalable Processor Instruction Throughput and Latency 1.1 (336289-002.pdf)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1">
            <text:p><text:a xlink:href="https://software.intel.com/sites/default/files/managed/ad/dc/Intel-Xeon-Scalable-Processor-throughput-latency.pdf">https://software.intel.com/sites/default/files/managed/ad/dc/Intel-Xeon-Scalable-Processor-throughput-latency.pdf</text:a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2">
            <text:p>Intel® Architecture Code Analyzer 2,3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3">
            <text:p><text:a xlink:href="https://software.intel.com/en-us/articles/intel-architecture-code-analyzer">https://software.intel.com/en-us/articles/intel-architecture-code-analyzer</text:a>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3" table:style-name="ce34">
            <text:p>Skylake-X behaves differently, if zmm operands are in use or not: (Size of scope is currently unknown)</text:p>
            <text:p>- if zmms are absent, port1 is usable, P0/1 P1/5, P01/5 mean the usual P01 P15 P015</text:p>
            <text:p>- if zmms are present, port1 is mostly unusable, P0/1 P1/5, P01/5 mean P0 P5 P05</text:p>
          </table:table-cell>
          <table:covered-table-cell table:number-columns-repeated="8"/>
          <table:table-cell table:number-columns-repeated="16375"/>
        </table:table-row>
        <table:table-row table:number-rows-repeated="2" table:style-name="ro1">
          <table:covered-table-cell/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35">
            <text:p>red colored cells mean problems with Intel's data, mostly significant inconsistency with the measured data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style-name="ce1">
            <text:p>Used System: Intel Core i9-7900X CPUID 50654, Windows 10, ASUS PrimeX299-A</text:p>
          </table:table-cell>
          <table:table-cell table:number-columns-repeated="16383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vatkoz_225_s" style:display-name="Hivatkozás" style:family="table-cell" style:data-style-name="N0">
      <style:text-properties fo:color="#0000FF" style:text-underline-style="solid" style:text-underline-type="single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alala</meta:initial-creator>
    <dc:creator>Balala</dc:creator>
    <meta:creation-date>2017-09-14T07:28:15Z</meta:creation-date>
    <dc:date>2017-09-22T07:45:16Z</dc:date>
  </office:meta>
</office:document-meta>
</file>